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Ubuntu Mono" svg:font-family="'Ubuntu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35cm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999988" style:font-name="Ubuntu Mono" fo:font-size="13.5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999988" style:font-name="Ubuntu Mono" fo:font-size="13.5pt" fo:letter-spacing="normal" fo:font-style="normal" fo:font-weight="normal"/>
    </style:style>
    <style:style style:name="P5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999988" style:font-name="Ubuntu Mono" fo:font-size="13.5pt" fo:letter-spacing="normal" fo:language="ru" fo:country="RU" fo:font-style="normal" fo:font-weight="normal"/>
    </style:style>
    <style:style style:name="P6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222222" style:font-name="Ubuntu Mono" fo:letter-spacing="normal" fo:font-style="normal" fo:font-weight="normal"/>
    </style:style>
    <style:style style:name="P7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222222" style:font-name="Ubuntu Mono" fo:font-size="13.5pt" fo:letter-spacing="normal" fo:font-style="normal" fo:font-weight="normal"/>
    </style:style>
    <style:style style:name="P8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999999" style:font-name="Ubuntu Mono" fo:font-size="13.5pt" fo:letter-spacing="normal" fo:font-style="italic" fo:font-weight="bold"/>
    </style:style>
    <style:style style:name="P9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999988" style:font-name="Ubuntu Mono" fo:font-size="13.5pt" fo:letter-spacing="normal" fo:font-style="normal" fo:font-weight="normal"/>
    </style:style>
    <style:style style:name="P10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999988" style:font-name="Ubuntu Mono" fo:font-size="13.5pt" fo:letter-spacing="normal" fo:font-style="normal" fo:font-weight="normal" style:font-size-asian="10pt" style:font-size-complex="10pt"/>
    </style:style>
    <style:style style:name="P11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222222" style:font-name="Ubuntu Mono" fo:font-size="13.5pt" fo:letter-spacing="normal" fo:font-style="normal" fo:font-weight="normal"/>
    </style:style>
    <style:style style:name="P12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222222" style:font-name="Ubuntu Mono" fo:font-size="13.5pt" fo:letter-spacing="normal" fo:font-style="normal" fo:font-weight="bold"/>
    </style:style>
    <style:style style:name="P13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999999" style:font-name="Ubuntu Mono" fo:font-size="13.5pt" fo:letter-spacing="normal" fo:font-style="italic" fo:font-weight="bold"/>
    </style:style>
    <style:style style:name="P14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445588" style:font-name="Ubuntu Mono" fo:font-size="13.5pt" fo:letter-spacing="normal" fo:font-style="normal" fo:font-weight="bold"/>
    </style:style>
    <style:style style:name="P15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333333" style:font-name="Ubuntu Mono" fo:font-size="13.5pt" fo:letter-spacing="normal" fo:font-style="normal" fo:font-weight="normal"/>
    </style:style>
    <style:style style:name="P16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000000" style:font-name="Ubuntu Mono" fo:font-size="13.5pt" fo:letter-spacing="normal" fo:font-style="normal" fo:font-weight="bold"/>
    </style:style>
    <style:style style:name="P17" style:family="paragraph" style:parent-style-name="Standard">
      <style:paragraph-properties fo:margin-left="0cm" fo:margin-right="0cm" style:line-height-at-least="0.635cm" fo:widows="1" fo:text-indent="0cm" style:auto-text-indent="false"/>
    </style:style>
    <style:style style:name="T1" style:family="text">
      <style:text-properties fo:font-variant="normal" fo:text-transform="none" fo:color="#999988" style:font-name="Ubuntu Mono" fo:font-size="13.5pt" fo:letter-spacing="normal" fo:font-style="normal" fo:font-weight="normal"/>
    </style:style>
    <style:style style:name="T2" style:family="text">
      <style:text-properties fo:font-variant="normal" fo:text-transform="none" fo:color="#999988" style:font-name="Ubuntu Mono" fo:font-size="13.5pt" fo:letter-spacing="normal" fo:language="ru" fo:country="RU" fo:font-style="normal" fo:font-weight="normal"/>
    </style:style>
    <style:style style:name="T3" style:family="text">
      <style:text-properties fo:font-variant="normal" fo:text-transform="none" fo:color="#999988" style:font-name="Ubuntu Mono" fo:font-size="13.5pt" fo:letter-spacing="normal" fo:language="en" fo:country="US" fo:font-style="normal" fo:font-weight="normal"/>
    </style:style>
    <style:style style:name="T4" style:family="text">
      <style:text-properties fo:font-variant="normal" fo:text-transform="none" fo:color="#999988" style:font-name="Ubuntu Mono" fo:letter-spacing="normal" fo:font-style="normal" fo:font-weight="normal"/>
    </style:style>
    <style:style style:name="T5" style:family="text">
      <style:text-properties fo:font-variant="normal" fo:text-transform="none" fo:color="#445588" style:font-name="Ubuntu Mono" fo:font-size="13.5pt" fo:letter-spacing="normal" fo:font-style="normal" fo:font-weight="bold"/>
    </style:style>
    <style:style style:name="T6" style:family="text">
      <style:text-properties fo:font-variant="normal" fo:text-transform="none" fo:color="#222222" style:font-name="Ubuntu Mono" fo:font-size="13.5pt" fo:letter-spacing="normal" fo:font-style="normal" fo:font-weight="normal"/>
    </style:style>
    <style:style style:name="T7" style:family="text">
      <style:text-properties fo:font-variant="normal" fo:text-transform="none" fo:color="#222222" style:font-name="Ubuntu Mono" fo:letter-spacing="normal" fo:font-style="normal" fo:font-weight="normal"/>
    </style:style>
    <style:style style:name="T8" style:family="text">
      <style:text-properties fo:font-variant="normal" fo:text-transform="none" fo:color="#990000" style:font-name="Ubuntu Mono" fo:font-size="13.5pt" fo:letter-spacing="normal" fo:font-style="normal" fo:font-weight="bold"/>
    </style:style>
    <style:style style:name="T9" style:family="text">
      <style:text-properties fo:font-variant="normal" fo:text-transform="none" fo:color="#333333" style:font-name="Ubuntu Mono" fo:font-size="13.5pt" fo:letter-spacing="normal" fo:font-style="normal" fo:font-weight="normal"/>
    </style:style>
    <style:style style:name="T10" style:family="text">
      <style:text-properties fo:font-variant="normal" fo:text-transform="none" fo:color="#000000" style:font-name="Ubuntu Mono" fo:font-size="13.5pt" fo:letter-spacing="normal" fo:font-style="normal" fo:font-weight="bold"/>
    </style:style>
    <style:style style:name="T11" style:family="text">
      <style:text-properties fo:font-variant="normal" fo:text-transform="none" fo:color="#009999" style:font-name="Ubuntu Mono" fo:font-size="13.5pt" fo:letter-spacing="normal" fo:font-style="normal" fo:font-weight="normal"/>
    </style:style>
    <style:style style:name="T12" style:family="text">
      <style:text-properties fo:font-variant="normal" fo:text-transform="none" fo:color="#d01040" style:font-name="Ubuntu Mono" fo:font-size="13.5pt" fo:letter-spacing="normal" fo:font-style="normal" fo:font-weight="normal"/>
    </style:style>
    <style:style style:name="T13" style:family="text">
      <style:text-properties fo:font-variant="normal" fo:text-transform="none" fo:color="#999999" style:font-name="Ubuntu Mono" fo:font-size="13.5pt" fo:letter-spacing="normal" fo:font-style="italic" fo:font-weight="bold"/>
    </style:style>
    <style:style style:name="T14" style:family="text">
      <style:text-properties fo:color="#000000" fo:font-weight="bold"/>
    </style:style>
    <style:style style:name="T15" style:family="text">
      <style:text-properties fo:color="#222222"/>
    </style:style>
    <style:style style:name="T16" style:family="text">
      <style:text-properties fo:color="#222222" fo:font-weight="bold"/>
    </style:style>
    <style:style style:name="T17" style:family="text">
      <style:text-properties fo:color="#333333"/>
    </style:style>
    <style:style style:name="T18" style:family="text">
      <style:text-properties fo:color="#990000" fo:font-weight="bold"/>
    </style:style>
    <style:style style:name="T19" style:family="text">
      <style:text-properties fo:color="#445588" fo:font-weight="bold"/>
    </style:style>
    <style:style style:name="T20" style:family="text">
      <style:text-properties fo:color="#009999"/>
    </style:style>
    <style:style style:name="T21" style:family="text">
      <style:text-properties fo:language="en" fo:country="US"/>
    </style:style>
    <style:style style:name="T22" style:family="text">
      <style:text-properties fo:language="ru" fo:country="RU"/>
    </style:style>
    <style:style style:name="T23" style:family="text">
      <style:text-properties fo:font-style="italic"/>
    </style:style>
    <style:style style:name="T24" style:family="text">
      <style:text-properties fo:color="#d01040"/>
    </style:style>
    <style:style style:name="T25" style:family="text">
      <style:text-properties fo:color="#0086b3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///////////////// </text:p>
      <text:p text:style-name="P3">// Сравнение с С </text:p>
      <text:p text:style-name="P3">////////////////// </text:p>
      <text:p text:style-name="P3"/>
      <text:p text:style-name="P3">// С++ по сути является расширенной версией С и разделяет его базовый синтаксис для</text:p>
      <text:p text:style-name="P3">// объявления переменных, базовых типов и функций.</text:p>
      <text:p text:style-name="P3">// По аналогии с С, входная точка вашей программы — это функция</text:p>
      <text:p text:style-name="P2"><text:span text:style-name="T1">// </text:span><text:span text:style-name="T3">main </text:span><text:span text:style-name="T2">с возвращаемым типом </text:span><text:span text:style-name="T3">integer.</text:span></text:p>
      <text:p text:style-name="P3">// Возвращаемое значение служит в качестве выходного статуса программы.</text:p>
      <text:p text:style-name="P3">// Обратитесь к http://en.wikipedia.org/wiki/Exit_status для подробной информации.</text:p>
      <text:p text:style-name="P1"><text:span text:style-name="T5">int</text:span><text:span text:style-name="T7"> </text:span><text:span text:style-name="T8">main</text:span><text:span text:style-name="T6">(</text:span><text:span text:style-name="T5">int</text:span><text:span text:style-name="T7"> </text:span><text:span text:style-name="T9">argc</text:span><text:span text:style-name="T6">,</text:span><text:span text:style-name="T7"> </text:span><text:span text:style-name="T5">char</text:span><text:span text:style-name="T10">**</text:span><text:span text:style-name="T7"> </text:span><text:span text:style-name="T9">argv</text:span><text:span text:style-name="T6">)</text:span><text:span text:style-name="T7"> </text:span></text:p>
      <text:p text:style-name="P1"><text:span text:style-name="T6">{</text:span><text:span text:style-name="T7"> </text:span></text:p>
      <text:p text:style-name="P1"><text:span text:style-name="T6"><text:tab/></text:span><text:span text:style-name="T1">// Аргументы командной строки передаются в программу с помощью </text:span><text:span text:style-name="T3">argc </text:span><text:span text:style-name="T2">и </text:span><text:span text:style-name="T3">argv </text:span><text:span text:style-name="T2">так же</text:span></text:p>
      <text:p text:style-name="P4"><text:tab/>// как и в С.</text:p>
      <text:p text:style-name="P1"><text:span text:style-name="T1"><text:tab/>// </text:span><text:span text:style-name="T3">argc </text:span><text:span text:style-name="T2">отражает количество аргументов</text:span></text:p>
      <text:p text:style-name="P1"><text:span text:style-name="T1"><text:tab/>// а </text:span><text:span text:style-name="T3">argv </text:span><text:span text:style-name="T2">-</text:span><text:span text:style-name="T3"> </text:span><text:span text:style-name="T2">это массив С-строк </text:span><text:span text:style-name="T3">(char*),</text:span></text:p>
      <text:p text:style-name="P4"><text:tab/>// представляющих аргументы.</text:p>
      <text:p text:style-name="P4"><text:tab/>// Первый аргумент — это имя, по которому вызвана программа. </text:p>
      <text:p text:style-name="P1"><text:span text:style-name="T1"><text:tab/>// </text:span><text:span text:style-name="T3">argc </text:span><text:span text:style-name="T2">и</text:span><text:span text:style-name="T3"> argv </text:span><text:span text:style-name="T2">могут опускаться, если аргументы, задающие</text:span></text:p>
      <text:p text:style-name="P1"><text:span text:style-name="T1"><text:tab/>// подпись </text:span><text:span text:style-name="T2">функции (?-</text:span><text:span text:style-name="T3">function signature</text:span><text:span text:style-name="T2">) </text:span><text:span text:style-name="T3">int main() </text:span><text:span text:style-name="T2">не важны.</text:span></text:p>
      <text:p text:style-name="P4"><text:tab/>// Выходной статус, равный 0, обозначает успех. </text:p>
      <text:p text:style-name="P1"><text:span text:style-name="T1"><text:tab/></text:span><text:span text:style-name="T10">return</text:span><text:span text:style-name="T7"> </text:span><text:span text:style-name="T11">0</text:span><text:span text:style-name="T6">;</text:span><text:span text:style-name="T7"> </text:span></text:p>
      <text:p text:style-name="P1"><text:span text:style-name="T6">}</text:span><text:span text:style-name="T4"> </text:span></text:p>
      <text:p text:style-name="P4">// Как бы то ни было, в С++ есть некоторые отличия, указанные ниже: </text:p>
      <text:p text:style-name="P4"/>
      <text:p text:style-name="P1"><text:span text:style-name="T1">// </text:span><text:span text:style-name="T2">В С++ значение символьного литерала — символ</text:span></text:p>
      <text:p text:style-name="P1"><text:span text:style-name="T10">sizeof</text:span><text:span text:style-name="T6">(</text:span><text:span text:style-name="T12">'c'</text:span><text:span text:style-name="T6">)</text:span><text:span text:style-name="T7"> </text:span><text:span text:style-name="T10">==</text:span><text:span text:style-name="T7"> </text:span><text:span text:style-name="T10">sizeof</text:span><text:span text:style-name="T6">(</text:span><text:span text:style-name="T5">char</text:span><text:span text:style-name="T6">)</text:span><text:span text:style-name="T7"> </text:span><text:span text:style-name="T10">==</text:span><text:span text:style-name="T7"> </text:span><text:span text:style-name="T11">1</text:span><text:span text:style-name="T7"> </text:span></text:p>
      <text:p text:style-name="P6"/>
      <text:p text:style-name="P4">// В С значение символьного литерала — целое число</text:p>
      <text:p text:style-name="P1"><text:span text:style-name="T10">sizeof</text:span><text:span text:style-name="T6">(</text:span><text:span text:style-name="T12">'c'</text:span><text:span text:style-name="T6">)</text:span><text:span text:style-name="T7"> </text:span><text:span text:style-name="T10">==</text:span><text:span text:style-name="T7"> </text:span><text:span text:style-name="T10">sizeof</text:span><text:span text:style-name="T6">(</text:span><text:span text:style-name="T5">int</text:span><text:span text:style-name="T6">)</text:span><text:span text:style-name="T7"> </text:span></text:p>
      <text:p text:style-name="P6"/>
      <text:p text:style-name="P4"><text:soft-page-break/>// В С++ строгие прототипы </text:p>
      <text:p text:style-name="P1"><text:span text:style-name="T5">void</text:span><text:span text:style-name="T7"> </text:span><text:span text:style-name="T9">func</text:span><text:span text:style-name="T6">();</text:span><text:span text:style-name="T7"> </text:span><text:span text:style-name="T1">// функция без аргументов</text:span></text:p>
      <text:p text:style-name="P4">// В C </text:p>
      <text:p text:style-name="P1"><text:span text:style-name="T5">void</text:span><text:span text:style-name="T6"> </text:span><text:span text:style-name="T9">func</text:span><text:span text:style-name="T6">(); </text:span><text:span text:style-name="T1">// функция может принять любое количество аргументов</text:span></text:p>
      <text:p text:style-name="P1"><text:span text:style-name="T1">// Используйте </text:span><text:span text:style-name="T3">nullptr </text:span><text:span text:style-name="T2">вместо </text:span><text:span text:style-name="T3">NULL </text:span><text:span text:style-name="T2">в С++</text:span><text:span text:style-name="T1"> </text:span></text:p>
      <text:p text:style-name="P1"><text:span text:style-name="T5">int</text:span><text:span text:style-name="T10">*</text:span><text:span text:style-name="T6"> </text:span><text:span text:style-name="T9">ip</text:span><text:span text:style-name="T6"> </text:span><text:span text:style-name="T10">=</text:span><text:span text:style-name="T6"> </text:span><text:span text:style-name="T9">nullptr</text:span><text:span text:style-name="T6">; </text:span></text:p>
      <text:p text:style-name="P4">// Стандартные хэдеры С доступны в С++, </text:p>
      <text:p text:style-name="P1"><text:span text:style-name="T1">// но должны начинаться с "c" и не иметь расширения .h. </text:span><text:span text:style-name="T13">#include &lt;cstdio&gt; </text:span></text:p>
      <text:p text:style-name="P8"/>
      <text:p text:style-name="P1"><text:span text:style-name="T5">int</text:span><text:span text:style-name="T6"> </text:span><text:span text:style-name="T8">main</text:span><text:span text:style-name="T6">() </text:span></text:p>
      <text:p text:style-name="P7">{ </text:p>
      <text:p text:style-name="P1"><text:span text:style-name="T6"><text:tab/></text:span><text:span text:style-name="T9">printf</text:span><text:span text:style-name="T6">(</text:span><text:span text:style-name="T12">"Hello, world!\n"</text:span><text:span text:style-name="T6">); </text:span></text:p>
      <text:p text:style-name="P1"><text:span text:style-name="T6"><text:tab/></text:span><text:span text:style-name="T10">return</text:span><text:span text:style-name="T6"> </text:span><text:span text:style-name="T11">0</text:span><text:span text:style-name="T6">; </text:span></text:p>
      <text:p text:style-name="P1"><text:span text:style-name="T6">}</text:span><text:span text:style-name="T1"> </text:span></text:p>
      <text:p text:style-name="P4"/>
      <text:p text:style-name="P4"/>
      <text:p text:style-name="P4">/////////////////////// </text:p>
      <text:p text:style-name="P4">// Перегрузка функций</text:p>
      <text:p text:style-name="P4">/////////////////////// </text:p>
      <text:p text:style-name="P4"/>
      <text:p text:style-name="P4"/>
      <text:p text:style-name="P4">// С++ поддерживает перегрузку функций при условии,</text:p>
      <text:p text:style-name="P4">// что каждая функция имеет различные параметры. </text:p>
      <text:p text:style-name="P4"/>
      <text:p text:style-name="P1"><text:span text:style-name="T5">void</text:span><text:span text:style-name="T6"> </text:span><text:span text:style-name="T8">print</text:span><text:span text:style-name="T6">(</text:span><text:span text:style-name="T5">char</text:span><text:span text:style-name="T6"> </text:span><text:span text:style-name="T10">const*</text:span><text:span text:style-name="T6"> </text:span><text:span text:style-name="T9">myString</text:span><text:span text:style-name="T6">) </text:span></text:p>
      <text:p text:style-name="P7">{ </text:p>
      <text:p text:style-name="P1"><text:span text:style-name="T6"><text:tab/></text:span><text:span text:style-name="T9">printf</text:span><text:span text:style-name="T6">(</text:span><text:span text:style-name="T12">"String %s\n"</text:span><text:span text:style-name="T6">, </text:span><text:span text:style-name="T9">myString</text:span><text:span text:style-name="T6">); </text:span></text:p>
      <text:p text:style-name="P7">} </text:p>
      <text:p text:style-name="P7"/>
      <text:p text:style-name="P1"><text:span text:style-name="T5">void</text:span><text:span text:style-name="T6"> </text:span><text:span text:style-name="T8">print</text:span><text:span text:style-name="T6">(</text:span><text:span text:style-name="T5">int</text:span><text:span text:style-name="T6"> </text:span><text:span text:style-name="T9">myInt</text:span><text:span text:style-name="T6">) </text:span></text:p>
      <text:p text:style-name="P7">{ </text:p>
      <text:p text:style-name="P1"><text:span text:style-name="T6"><text:tab/></text:span><text:span text:style-name="T9">printf</text:span><text:span text:style-name="T6">(</text:span><text:span text:style-name="T12">"My int is %d"</text:span><text:span text:style-name="T6">, </text:span><text:span text:style-name="T9">myInt</text:span><text:span text:style-name="T6">); </text:span></text:p>
      <text:p text:style-name="P7">} </text:p>
      <text:p text:style-name="P7"/>
      <text:p text:style-name="P1"><text:span text:style-name="T5">int</text:span><text:span text:style-name="T6"> </text:span><text:span text:style-name="T8">main</text:span><text:span text:style-name="T6">() </text:span></text:p>
      <text:p text:style-name="P7">{ </text:p>
      <text:p text:style-name="P1"><text:span text:style-name="T6"><text:tab/></text:span><text:span text:style-name="T9">print</text:span><text:span text:style-name="T6">(</text:span><text:span text:style-name="T12">"Hello"</text:span><text:span text:style-name="T6">); </text:span><text:span text:style-name="T1">// вызывается void print(const char*) <text:tab/></text:span><text:span text:style-name="T9">print</text:span><text:span text:style-name="T6">(</text:span><text:span text:style-name="T11">15</text:span><text:span text:style-name="T6">); </text:span><text:span text:style-name="T1">// вызывается void print(int)</text:span></text:p>
      <text:p text:style-name="P1"><text:soft-page-break/><text:span text:style-name="T6">}</text:span><text:span text:style-name="T1"> </text:span></text:p>
      <text:p text:style-name="P4"/>
      <text:p text:style-name="P4"/>
      <text:p text:style-name="P4">///////////////////////////// </text:p>
      <text:p text:style-name="P4">// Аргументы по умолчанию</text:p>
      <text:p text:style-name="P4">/////////////////////////////</text:p>
      <text:p text:style-name="P4"><text:s/></text:p>
      <text:p text:style-name="P4">// Вы можете задать функции аргументы по умолчанию </text:p>
      <text:p text:style-name="P4">// если они не задаются при вызове. </text:p>
      <text:p text:style-name="P1"><text:span text:style-name="T5">void</text:span><text:span text:style-name="T6"> </text:span><text:span text:style-name="T8">doSomethingWithInts</text:span><text:span text:style-name="T6">(</text:span><text:span text:style-name="T5">int</text:span><text:span text:style-name="T6"> </text:span><text:span text:style-name="T9">a</text:span><text:span text:style-name="T6"> </text:span><text:span text:style-name="T10">=</text:span><text:span text:style-name="T6"> </text:span><text:span text:style-name="T11">1</text:span><text:span text:style-name="T6">, </text:span><text:span text:style-name="T5">int</text:span><text:span text:style-name="T6"> </text:span><text:span text:style-name="T9">b</text:span><text:span text:style-name="T6"> </text:span><text:span text:style-name="T10">=</text:span><text:span text:style-name="T6"> </text:span><text:span text:style-name="T11">4</text:span><text:span text:style-name="T6">) </text:span></text:p>
      <text:p text:style-name="P7">{ </text:p>
      <text:p text:style-name="P1"><text:span text:style-name="T6"><text:tab/></text:span><text:span text:style-name="T1">// Здесь производятся операции с целыми числами </text:span></text:p>
      <text:p text:style-name="P1"><text:span text:style-name="T6">} </text:span></text:p>
      <text:p text:style-name="P1"><text:span text:style-name="T6"/></text:p>
      <text:p text:style-name="P1"><text:span text:style-name="T5">int</text:span><text:span text:style-name="T6"> </text:span><text:span text:style-name="T8">main</text:span><text:span text:style-name="T6">() </text:span></text:p>
      <text:p text:style-name="P7">{ </text:p>
      <text:p text:style-name="P1"><text:span text:style-name="T6"><text:tab/></text:span><text:span text:style-name="T9">doSomethingWithInts</text:span><text:span text:style-name="T6">(); </text:span><text:span text:style-name="T1">// a = 1, b = 4 <text:tab/></text:span><text:span text:style-name="T9">doSomethingWithInts</text:span><text:span text:style-name="T6">(</text:span><text:span text:style-name="T11">20</text:span><text:span text:style-name="T6">); </text:span><text:span text:style-name="T1">// a = 20, b = 4 <text:tab/></text:span><text:span text:style-name="T9">doSomethingWithInts</text:span><text:span text:style-name="T6">(</text:span><text:span text:style-name="T11">20</text:span><text:span text:style-name="T6">, </text:span><text:span text:style-name="T11">5</text:span><text:span text:style-name="T6">); </text:span><text:span text:style-name="T1">// a = 20, b = 5 </text:span></text:p>
      <text:p text:style-name="P1"><text:span text:style-name="T6">}</text:span><text:span text:style-name="T1"> </text:span></text:p>
      <text:p text:style-name="P4"/>
      <text:p text:style-name="P4">// Аргументы по умолчанию должны находиться в конце списка аргументов. </text:p>
      <text:p text:style-name="P1"><text:span text:style-name="T5">void</text:span><text:span text:style-name="T6"> </text:span><text:span text:style-name="T8">invalidDeclaration</text:span><text:span text:style-name="T6">(</text:span><text:span text:style-name="T5">int</text:span><text:span text:style-name="T6"> </text:span><text:span text:style-name="T9">a</text:span><text:span text:style-name="T6"> </text:span><text:span text:style-name="T10">=</text:span><text:span text:style-name="T6"> </text:span><text:span text:style-name="T11">1</text:span><text:span text:style-name="T6">, </text:span><text:span text:style-name="T5">int</text:span><text:span text:style-name="T6"> </text:span><text:span text:style-name="T9">b</text:span><text:span text:style-name="T6">) </text:span><text:span text:style-name="T1">// Ошибка! </text:span></text:p>
      <text:p text:style-name="P7">{ </text:p>
      <text:p text:style-name="P7">} </text:p>
      <text:p text:style-name="P7"/>
      <text:p text:style-name="P4">///////////// </text:p>
      <text:p text:style-name="P4">// Пространства имен </text:p>
      <text:p text:style-name="P4">///////////// </text:p>
      <text:p text:style-name="P4"/>
      <text:p text:style-name="P4">// Пространства имен обеспечивают раздельный контекст для переменных, функций </text:p>
      <text:p text:style-name="P4">// и других деклараций. </text:p>
      <text:p text:style-name="P4">// Пространства имен могут наследоваться. </text:p>
      <text:p text:style-name="P1"><text:span text:style-name="T10">namespace</text:span><text:span text:style-name="T6"> </text:span><text:span text:style-name="T9">First</text:span><text:span text:style-name="T6"> { </text:span></text:p>
      <text:p text:style-name="P1"><text:span text:style-name="T6"><text:tab/></text:span><text:span text:style-name="T10">namespace</text:span><text:span text:style-name="T6"> </text:span><text:span text:style-name="T9">Nested</text:span><text:span text:style-name="T6"> { </text:span></text:p>
      <text:p text:style-name="P1"><text:span text:style-name="T6"><text:tab/><text:tab/></text:span><text:span text:style-name="T5">void</text:span><text:span text:style-name="T6"> </text:span><text:span text:style-name="T9">foo</text:span><text:span text:style-name="T6">() </text:span></text:p>
      <text:p text:style-name="P7"><text:tab/><text:tab/>{ </text:p>
      <text:p text:style-name="P1"><text:span text:style-name="T6"><text:tab/><text:tab/><text:tab/></text:span><text:span text:style-name="T9">printf</text:span><text:span text:style-name="T6">(</text:span><text:span text:style-name="T12">"This is First::Nested::foo\n"</text:span><text:span text:style-name="T6">); </text:span></text:p>
      <text:p text:style-name="P7"><text:soft-page-break/><text:tab/><text:tab/>} </text:p>
      <text:p text:style-name="P1"><text:span text:style-name="T6"><text:tab/>} </text:span><text:span text:style-name="T1">// конец пространства имен Nested </text:span></text:p>
      <text:p text:style-name="P1"><text:span text:style-name="T6">} </text:span><text:span text:style-name="T1">// конец пространства имен First <text:line-break/></text:span></text:p>
      <text:p text:style-name="P1"><text:span text:style-name="T10">namespace</text:span><text:span text:style-name="T6"> </text:span><text:span text:style-name="T9">Second</text:span><text:span text:style-name="T6"> { </text:span></text:p>
      <text:p text:style-name="P1"><text:span text:style-name="T6"><text:tab/></text:span><text:span text:style-name="T5">void</text:span><text:span text:style-name="T6"> </text:span><text:span text:style-name="T9">foo</text:span><text:span text:style-name="T6">() </text:span></text:p>
      <text:p text:style-name="P7"><text:tab/>{ </text:p>
      <text:p text:style-name="P1"><text:span text:style-name="T6"><text:tab/><text:tab/></text:span><text:span text:style-name="T9">printf</text:span><text:span text:style-name="T6">(</text:span><text:span text:style-name="T12">"This is Second::foo\n"</text:span><text:span text:style-name="T6">); </text:span></text:p>
      <text:p text:style-name="P7"><text:tab/>} </text:p>
      <text:p text:style-name="P7">} </text:p>
      <text:p text:style-name="P7"/>
      <text:p text:style-name="P1"><text:span text:style-name="T5">void</text:span><text:span text:style-name="T6"> </text:span><text:span text:style-name="T9">foo</text:span><text:span text:style-name="T6">() </text:span></text:p>
      <text:p text:style-name="P7">{ </text:p>
      <text:p text:style-name="P1"><text:span text:style-name="T6"><text:tab/></text:span><text:span text:style-name="T9">printf</text:span><text:span text:style-name="T6">(</text:span><text:span text:style-name="T12">"This is global foo\n"</text:span><text:span text:style-name="T6">); </text:span></text:p>
      <text:p text:style-name="P7">} </text:p>
      <text:p text:style-name="P7"/>
      <text:p text:style-name="P1"><text:span text:style-name="T5">int</text:span><text:span text:style-name="T6"> </text:span><text:span text:style-name="T9">main</text:span><text:span text:style-name="T6">() </text:span></text:p>
      <text:p text:style-name="P7">{ </text:p>
      <text:p text:style-name="P1"><text:span text:style-name="T6"><text:tab/></text:span><text:span text:style-name="T1">// Включает все символы из пространства имен </text:span><text:span text:style-name="T3">Second </text:span><text:span text:style-name="T2">в текущий контекст</text:span><text:span text:style-name="T1">. Обратите внимание,</text:span></text:p>
      <text:p text:style-name="P1"><text:span text:style-name="T1"><text:tab/>// что простая </text:span><text:span text:style-name="T2">foo() больше не сработает, так как неоднозначно,</text:span></text:p>
      <text:p text:style-name="P1"><text:span text:style-name="T1"><text:tab/>// вызываем ли мы ее в пространстве имен </text:span><text:span text:style-name="T3">Second </text:span><text:span text:style-name="T2">или на более высоком уровне</text:span><text:span text:style-name="T1">. </text:span></text:p>
      <text:p text:style-name="P1"><text:span text:style-name="T1"><text:tab/></text:span><text:span text:style-name="T10">using</text:span><text:span text:style-name="T6"> </text:span><text:span text:style-name="T10">namespace</text:span><text:span text:style-name="T6"> </text:span><text:span text:style-name="T9">Second</text:span><text:span text:style-name="T6">; </text:span></text:p>
      <text:p text:style-name="P7"/>
      <text:p text:style-name="P1"><text:span text:style-name="T6"><text:tab/></text:span><text:span text:style-name="T9">Second</text:span><text:span text:style-name="T10">::</text:span><text:span text:style-name="T9">foo</text:span><text:span text:style-name="T6">(); </text:span><text:span text:style-name="T1">// выведет "This is Second::foo" <text:tab/></text:span><text:span text:style-name="T9">First</text:span><text:span text:style-name="T10">::</text:span><text:span text:style-name="T9">Nested</text:span><text:span text:style-name="T10">::</text:span><text:span text:style-name="T9">foo</text:span><text:span text:style-name="T6">(); </text:span><text:span text:style-name="T1">// выведет "This is First::Nested::foo" </text:span></text:p>
      <text:p text:style-name="P1"><text:span text:style-name="T1"><text:tab/></text:span><text:span text:style-name="T10">::</text:span><text:span text:style-name="T9">foo</text:span><text:span text:style-name="T6">(); </text:span><text:span text:style-name="T1">// выведет "This is global foo" </text:span></text:p>
      <text:p text:style-name="P1"><text:span text:style-name="T6">}</text:span><text:span text:style-name="T1"> </text:span></text:p>
      <text:p text:style-name="P4"/>
      <text:p text:style-name="P4">/////////////// </text:p>
      <text:p text:style-name="P4">// Ввод/Вывод </text:p>
      <text:p text:style-name="P4">///////////////</text:p>
      <text:p text:style-name="P4"/>
      <text:p text:style-name="P4"><text:s/></text:p>
      <text:p text:style-name="P4">// Ввод и вывод C++ использует потоки </text:p>
      <text:p text:style-name="P4">// cin, cout и cerr, представленные stdin, stdout, and stderr. </text:p>
      <text:p text:style-name="P4"><text:soft-page-break/>// &lt;&lt; это оператор вставки в поток and &gt;&gt; это оператор извлечения из потока. </text:p>
      <text:p text:style-name="P4"/>
      <text:p text:style-name="P8">#include &lt;iostream&gt; // подключать для потоков ввода/вывода </text:p>
      <text:p text:style-name="P8"/>
      <text:p text:style-name="P1"><text:span text:style-name="T10">using</text:span><text:span text:style-name="T6"> </text:span><text:span text:style-name="T10">namespace</text:span><text:span text:style-name="T6"> </text:span><text:span text:style-name="T9">std</text:span><text:span text:style-name="T6">; </text:span><text:span text:style-name="T1">// Потоки находятся в пространстве имен </text:span><text:span text:style-name="T3">std </text:span><text:span text:style-name="T2">(стандартная библиотека)</text:span></text:p>
      <text:p text:style-name="P5"/>
      <text:p text:style-name="P5"/>
      <text:p text:style-name="P1"><text:span text:style-name="T5">int</text:span><text:span text:style-name="T6"> </text:span><text:span text:style-name="T8">main</text:span><text:span text:style-name="T6">() </text:span></text:p>
      <text:p text:style-name="P7">{ </text:p>
      <text:p text:style-name="P1"><text:span text:style-name="T6"><text:tab/></text:span><text:span text:style-name="T5">int</text:span><text:span text:style-name="T6"> </text:span><text:span text:style-name="T9">myInt</text:span><text:span text:style-name="T6">; </text:span></text:p>
      <text:p text:style-name="P7"/>
      <text:p text:style-name="P1"><text:span text:style-name="T6"><text:tab/></text:span><text:span text:style-name="T1">// передача в выходной поток (или вывод на экран) </text:span></text:p>
      <text:p text:style-name="P1"><text:span text:style-name="T1"><text:tab/></text:span><text:span text:style-name="T9">cout</text:span><text:span text:style-name="T6"> </text:span><text:span text:style-name="T10">&lt;&lt;</text:span><text:span text:style-name="T6"> </text:span><text:span text:style-name="T12">"Enter your favorite number:\n"</text:span><text:span text:style-name="T6">; </text:span></text:p>
      <text:p text:style-name="P1"><text:span text:style-name="T6"><text:tab/></text:span><text:span text:style-name="T1">// Помещение во входной поток</text:span></text:p>
      <text:p text:style-name="P1"><text:span text:style-name="T1"><text:tab/></text:span><text:span text:style-name="T9">cin</text:span><text:span text:style-name="T6"> </text:span><text:span text:style-name="T10">&gt;&gt;</text:span><text:span text:style-name="T6"> </text:span><text:span text:style-name="T9">myInt</text:span><text:span text:style-name="T6">; </text:span></text:p>
      <text:p text:style-name="P7"/>
      <text:p text:style-name="P1"><text:span text:style-name="T6"><text:tab/></text:span><text:span text:style-name="T1">// cout так же может форматироваться</text:span></text:p>
      <text:p text:style-name="P1"><text:span text:style-name="T1"><text:tab/></text:span><text:span text:style-name="T9">cout</text:span><text:span text:style-name="T6"> </text:span><text:span text:style-name="T10">&lt;&lt;</text:span><text:span text:style-name="T6"> </text:span><text:span text:style-name="T12">"Your favorite number is "</text:span><text:span text:style-name="T6"> </text:span><text:span text:style-name="T10">&lt;&lt;</text:span><text:span text:style-name="T6"> </text:span><text:span text:style-name="T9">myInt</text:span><text:span text:style-name="T6"> </text:span><text:span text:style-name="T10">&lt;&lt;</text:span><text:span text:style-name="T6"> </text:span><text:span text:style-name="T12">"\n"</text:span><text:span text:style-name="T6">; </text:span></text:p>
      <text:p text:style-name="P1"><text:span text:style-name="T6"><text:tab/></text:span><text:span text:style-name="T1">// выводит "Your favorite number is myInt" </text:span></text:p>
      <text:p text:style-name="P4"/>
      <text:p text:style-name="P1"><text:span text:style-name="T1"><text:tab/></text:span><text:span text:style-name="T9">cerr</text:span><text:span text:style-name="T6"> </text:span><text:span text:style-name="T10">&lt;&lt;</text:span><text:span text:style-name="T6"> </text:span><text:span text:style-name="T12">"Used for error messages"</text:span><text:span text:style-name="T6">; </text:span></text:p>
      <text:p text:style-name="P1"><text:span text:style-name="T6">} </text:span><text:span text:style-name="T1"><text:line-break/></text:span></text:p>
      <text:p text:style-name="P4">////////// </text:p>
      <text:p text:style-name="P4">// Строки </text:p>
      <text:p text:style-name="P4">////////// </text:p>
      <text:p text:style-name="P4"/>
      <text:p text:style-name="P4">// Строки в С++ являются объектами и имеют множество функций-членов </text:p>
      <text:p text:style-name="P8">#include &lt;string&gt; </text:p>
      <text:p text:style-name="P8"/>
      <text:p text:style-name="P1"><text:span text:style-name="T10">using</text:span><text:span text:style-name="T6"> </text:span><text:span text:style-name="T10">namespace</text:span><text:span text:style-name="T6"> </text:span><text:span text:style-name="T9">std</text:span><text:span text:style-name="T6">; </text:span><text:span text:style-name="T1">// Строки также находятся в пространстве имен std (стандартная библиотека) </text:span></text:p>
      <text:p text:style-name="P4"/>
      <text:p text:style-name="P1"><text:span text:style-name="T9">string</text:span><text:span text:style-name="T6"> </text:span><text:span text:style-name="T9">myString</text:span><text:span text:style-name="T6"> </text:span><text:span text:style-name="T10">=</text:span><text:span text:style-name="T6"> </text:span><text:span text:style-name="T12">"Hello"</text:span><text:span text:style-name="T6">; </text:span></text:p>
      <text:p text:style-name="P1"><text:span text:style-name="T9">string</text:span><text:span text:style-name="T6"> </text:span><text:span text:style-name="T9">myOtherString</text:span><text:span text:style-name="T6"> </text:span><text:span text:style-name="T10">=</text:span><text:span text:style-name="T6"> </text:span><text:span text:style-name="T12">" World"</text:span><text:span text:style-name="T6">; </text:span></text:p>
      <text:p text:style-name="P7"/>
      <text:p text:style-name="P4">// + используется для конкатенации </text:p>
      <text:p text:style-name="P1"><text:soft-page-break/><text:span text:style-name="T9">cout</text:span><text:span text:style-name="T6"> </text:span><text:span text:style-name="T10">&lt;&lt;</text:span><text:span text:style-name="T6"> </text:span><text:span text:style-name="T9">myString</text:span><text:span text:style-name="T6"> </text:span><text:span text:style-name="T10">+</text:span><text:span text:style-name="T6"> </text:span><text:span text:style-name="T9">myOtherString</text:span><text:span text:style-name="T6">; </text:span><text:span text:style-name="T1">// "Hello World" </text:span></text:p>
      <text:p text:style-name="P4"/>
      <text:p text:style-name="P1"><text:span text:style-name="T9">cout</text:span><text:span text:style-name="T6"> </text:span><text:span text:style-name="T10">&lt;&lt;</text:span><text:span text:style-name="T6"> </text:span><text:span text:style-name="T9">myString</text:span><text:span text:style-name="T6"> </text:span><text:span text:style-name="T10">+</text:span><text:span text:style-name="T6"> </text:span><text:span text:style-name="T12">" You"</text:span><text:span text:style-name="T6">; </text:span><text:span text:style-name="T1">// "Hello You" </text:span></text:p>
      <text:p text:style-name="P4"/>
      <text:p text:style-name="P1"><text:span text:style-name="T1">// </text:span><text:span text:style-name="T2">строку в </text:span><text:span text:style-name="T1">C++ можно легко </text:span><text:span text:style-name="T2">добавлять в конец другой строки.</text:span><text:span text:style-name="T1"> </text:span></text:p>
      <text:p text:style-name="P1"><text:span text:style-name="T9">myString</text:span><text:span text:style-name="T6">.</text:span><text:span text:style-name="T9">append</text:span><text:span text:style-name="T6">(</text:span><text:span text:style-name="T12">" Dog"</text:span><text:span text:style-name="T6">); </text:span></text:p>
      <text:p text:style-name="P1"><text:span text:style-name="T9">cout</text:span><text:span text:style-name="T6"> </text:span><text:span text:style-name="T10">&lt;&lt;</text:span><text:span text:style-name="T6"> </text:span><text:span text:style-name="T9">myString</text:span><text:span text:style-name="T6">; </text:span><text:span text:style-name="T1">// "Hello Dog" </text:span></text:p>
      <text:p text:style-name="P4"/>
      <text:p text:style-name="P4"/>
      <text:p text:style-name="P4">///////////// </text:p>
      <text:p text:style-name="P4">// Ссылки </text:p>
      <text:p text:style-name="P4">///////////// </text:p>
      <text:p text:style-name="P4"/>
      <text:p text:style-name="P4"/>
      <text:p text:style-name="P4">// В дополнение к указателям, которые присутствуют в С, </text:p>
      <text:p text:style-name="P4">// C++ имеет ссылки.</text:p>
      <text:p text:style-name="P4">// Они являются указывающими типами, которые невозможно переназначить после того, как они были назначены; </text:p>
      <text:p text:style-name="P4">// также они не могут быть null. </text:p>
      <text:p text:style-name="P4">// Они имеют такой же синтаксис, как и сама переменная: </text:p>
      <text:p text:style-name="P1"><text:span text:style-name="T1">// </text:span><text:span text:style-name="T2">Для разыменования не нужен *</text:span><text:span text:style-name="T1"> и</text:span></text:p>
      <text:p text:style-name="P4">// &amp; (адрес) не используется для назначения. </text:p>
      <text:p text:style-name="P4"/>
      <text:p text:style-name="P1"><text:span text:style-name="T10">using</text:span><text:span text:style-name="T6"> </text:span><text:span text:style-name="T10">namespace</text:span><text:span text:style-name="T6"> </text:span><text:span text:style-name="T9">std</text:span><text:span text:style-name="T6">; </text:span></text:p>
      <text:p text:style-name="P7"/>
      <text:p text:style-name="P1"><text:span text:style-name="T9">string</text:span><text:span text:style-name="T6"> </text:span><text:span text:style-name="T9">foo</text:span><text:span text:style-name="T6"> </text:span><text:span text:style-name="T10">=</text:span><text:span text:style-name="T6"> </text:span><text:span text:style-name="T12">"I am foo"</text:span><text:span text:style-name="T6">; </text:span></text:p>
      <text:p text:style-name="P1"><text:span text:style-name="T9">string</text:span><text:span text:style-name="T6"> </text:span><text:span text:style-name="T9">bar</text:span><text:span text:style-name="T6"> </text:span><text:span text:style-name="T10">=</text:span><text:span text:style-name="T6"> </text:span><text:span text:style-name="T12">"I am bar"</text:span><text:span text:style-name="T6">; </text:span></text:p>
      <text:p text:style-name="P7"/>
      <text:p text:style-name="P1"><text:span text:style-name="T9">string</text:span><text:span text:style-name="T10">&amp;</text:span><text:span text:style-name="T6"> </text:span><text:span text:style-name="T9">fooRef</text:span><text:span text:style-name="T6"> </text:span><text:span text:style-name="T10">=</text:span><text:span text:style-name="T6"> </text:span><text:span text:style-name="T9">foo</text:span><text:span text:style-name="T6">; </text:span><text:span text:style-name="T1">// Создание ссылки на foo. </text:span></text:p>
      <text:p text:style-name="P1"><text:span text:style-name="T9">fooRef</text:span><text:span text:style-name="T6"> </text:span><text:span text:style-name="T10">+=</text:span><text:span text:style-name="T6"> </text:span><text:span text:style-name="T12">". Hi!"</text:span><text:span text:style-name="T6">; </text:span><text:span text:style-name="T1">// Изменение foo через ссылку </text:span></text:p>
      <text:p text:style-name="P1"><text:span text:style-name="T9">cout</text:span><text:span text:style-name="T6"> </text:span><text:span text:style-name="T10">&lt;&lt;</text:span><text:span text:style-name="T6"> </text:span><text:span text:style-name="T9">fooRef</text:span><text:span text:style-name="T6">; </text:span><text:span text:style-name="T1">// Вывод "I am foo. Hi!" </text:span></text:p>
      <text:p text:style-name="P4"/>
      <text:p text:style-name="P4">// Не переназначает "fooRef". Это то же самое, что и "foo = bar", и </text:p>
      <text:p text:style-name="P4">// foo == "I am bar" </text:p>
      <text:p text:style-name="P4">// после этой строки. </text:p>
      <text:p text:style-name="P1"><text:span text:style-name="T9">cout</text:span><text:span text:style-name="T6"> </text:span><text:span text:style-name="T10">&lt;&lt;</text:span><text:span text:style-name="T6"> </text:span><text:span text:style-name="T10">&amp;</text:span><text:span text:style-name="T9">fooRef</text:span><text:span text:style-name="T6"> </text:span><text:span text:style-name="T10">&lt;&lt;</text:span><text:span text:style-name="T6"> </text:span><text:span text:style-name="T9">endl</text:span><text:span text:style-name="T6">; </text:span><text:span text:style-name="T1">//Вывод адреса foo </text:span></text:p>
      <text:p text:style-name="P1"><text:span text:style-name="T9">fooRef</text:span><text:span text:style-name="T6"> </text:span><text:span text:style-name="T10">=</text:span><text:span text:style-name="T6"> </text:span><text:span text:style-name="T9">bar</text:span><text:span text:style-name="T6">; </text:span></text:p>
      <text:p text:style-name="P1"><text:span text:style-name="T9">cout</text:span><text:span text:style-name="T6"> </text:span><text:span text:style-name="T10">&lt;&lt;</text:span><text:span text:style-name="T6"> </text:span><text:span text:style-name="T10">&amp;</text:span><text:span text:style-name="T9">fooRef</text:span><text:span text:style-name="T6"> </text:span><text:span text:style-name="T10">&lt;&lt;</text:span><text:span text:style-name="T6"> </text:span><text:span text:style-name="T9">endl</text:span><text:span text:style-name="T6">; </text:span><text:span text:style-name="T1">//Опять вывод адреса foo </text:span></text:p>
      <text:p text:style-name="P1"><text:soft-page-break/><text:span text:style-name="T9">cout</text:span><text:span text:style-name="T6"> </text:span><text:span text:style-name="T10">&lt;&lt;</text:span><text:span text:style-name="T6"> </text:span><text:span text:style-name="T9">fooRef</text:span><text:span text:style-name="T6">; </text:span><text:span text:style-name="T1">// Вывод "I am bar" </text:span></text:p>
      <text:p text:style-name="P4"/>
      <text:p text:style-name="P4">//Адрес fooRef остается прежним, все еще ссылаясь на foo. </text:p>
      <text:p text:style-name="P4"/>
      <text:p text:style-name="P1"><text:span text:style-name="T10">const</text:span><text:span text:style-name="T6"> </text:span><text:span text:style-name="T9">string</text:span><text:span text:style-name="T10">&amp;</text:span><text:span text:style-name="T6"> </text:span><text:span text:style-name="T9">barRef</text:span><text:span text:style-name="T6"> </text:span><text:span text:style-name="T10">=</text:span><text:span text:style-name="T6"> </text:span><text:span text:style-name="T9">bar</text:span><text:span text:style-name="T6">; </text:span><text:span text:style-name="T1">// Создание константной ссылки на bar. </text:span></text:p>
      <text:p text:style-name="P4">// По аналогии с С, константные значения (также как указатели и ссылки) не могут быть изменены. </text:p>
      <text:p text:style-name="P1"><text:span text:style-name="T9">barRef</text:span><text:span text:style-name="T6"> </text:span><text:span text:style-name="T10">+=</text:span><text:span text:style-name="T6"> </text:span><text:span text:style-name="T12">". Hi!"</text:span><text:span text:style-name="T6">; </text:span><text:span text:style-name="T1">// Ошибка, константные ссылки не могут быть изменены. </text:span></text:p>
      <text:p text:style-name="P1"><text:span text:style-name="T1">// </text:span><text:span text:style-name="T2">Перед тем, как мы рассмотрим ссылки более подробно</text:span><text:span text:style-name="T1">, мы </text:span><text:span text:style-name="T1">должны представить концепцию, </text:span></text:p>
      <text:p text:style-name="P4">// называемую «временный объект». Предположим, что есть следующий код: </text:p>
      <text:p text:style-name="P1"><text:span text:style-name="T9">string</text:span><text:span text:style-name="T6"> </text:span><text:span text:style-name="T8">tempObjectFun</text:span><text:span text:style-name="T6">() { ... } </text:span></text:p>
      <text:p text:style-name="P1"><text:span text:style-name="T9">string</text:span><text:span text:style-name="T6"> </text:span><text:span text:style-name="T9">retVal</text:span><text:span text:style-name="T6"> </text:span><text:span text:style-name="T10">=</text:span><text:span text:style-name="T6"> </text:span><text:span text:style-name="T9">tempObjectFun</text:span><text:span text:style-name="T6">(); </text:span></text:p>
      <text:p text:style-name="P7"/>
      <text:p text:style-name="P4">// Что именно происходит во второй строке: </text:p>
      <text:p text:style-name="P4">// - строковый объект возвращается от tempObjectFun </text:p>
      <text:p text:style-name="P4">// - создается новая строка с возвращаемым объектом в качестве аргумента</text:p>
      <text:p text:style-name="P4">// - возвращаемый объект уничтожается</text:p>
      <text:p text:style-name="P4">// Возвращаемый объект называется временным объектом. Временные объекты создаются, <text:s/></text:p>
      <text:p text:style-name="P4">// когда функция возвращает объект, и уничтожаются в</text:p>
      <text:p text:style-name="P4">// конце области видимости функции (По крайней мере так </text:p>
      <text:p text:style-name="P4">// указано в стандарте, но компиляторы могут вести себя и по-иному. Обратитесь к</text:p>
      <text:p text:style-name="P4">// "оптимизации возвращаемых значений" если вы заинтересованы в таких подробностях). Итак, в данном</text:p>
      <text:p text:style-name="P4">// коде: </text:p>
      <text:p text:style-name="P1"><text:span text:style-name="T9">foo</text:span><text:span text:style-name="T6">(</text:span><text:span text:style-name="T9">bar</text:span><text:span text:style-name="T6">(</text:span><text:span text:style-name="T9">tempObjectFun</text:span><text:span text:style-name="T6">()))</text:span><text:span text:style-name="T1"> </text:span></text:p>
      <text:p text:style-name="P4"/>
      <text:p text:style-name="P1"><text:span text:style-name="T1">// предположим, что </text:span><text:span text:style-name="T3">foo </text:span><text:span text:style-name="T2">и </text:span><text:span text:style-name="T3">bar </text:span><text:span text:style-name="T2">существуют</text:span><text:span text:style-name="T1">, тогда объект, возвращаемый от tempObjectFun передается в bar и уничтожается до вызова </text:span><text:span text:style-name="T3">foo</text:span><text:span text:style-name="T1">. </text:span></text:p>
      <text:p text:style-name="P4">// Снова обратимся к ссылкам. К правилу "в конце заключающего</text:p>
      <text:p text:style-name="P1"><text:span text:style-name="T1">// выражения" есть исключение, а именно, если временный объект привязан к константной ссылке, то его «жизнь» </text:span><text:soft-page-break/><text:span text:style-name="T1">продлится до текущего </text:span><text:span text:style-name="T2">контекста</text:span><text:span text:style-name="T1">:</text:span></text:p>
      <text:p text:style-name="P4"/>
      <text:p text:style-name="P1"><text:span text:style-name="T5">void</text:span><text:span text:style-name="T6"> </text:span><text:span text:style-name="T9">constReferenceTempObjectFun</text:span><text:span text:style-name="T6">() { </text:span></text:p>
      <text:p text:style-name="P1"><text:span text:style-name="T6"><text:tab/></text:span><text:span text:style-name="T1">// constRef получает временный объект, который является действительным до конца данной функции</text:span></text:p>
      <text:p text:style-name="P1"><text:span text:style-name="T1"><text:tab/></text:span><text:span text:style-name="T10">const</text:span><text:span text:style-name="T6"> </text:span><text:span text:style-name="T9">string</text:span><text:span text:style-name="T10">&amp;</text:span><text:span text:style-name="T6"> </text:span><text:span text:style-name="T9">constRef</text:span><text:span text:style-name="T6"> </text:span><text:span text:style-name="T10">=</text:span><text:span text:style-name="T6"> </text:span><text:span text:style-name="T9">tempObjectFun</text:span><text:span text:style-name="T6">(); </text:span></text:p>
      <text:p text:style-name="P7"><text:tab/>... </text:p>
      <text:p text:style-name="P7">}</text:p>
      <text:p text:style-name="P4">// Другой вид ссылок, представленный в С++11 необходим исключительно для временных объектов. Невозможно создавать переменные его типа, но он превалирует над разрешением перегрузки: </text:p>
      <text:p text:style-name="P4"/>
      <text:p text:style-name="P1"><text:span text:style-name="T5">void</text:span><text:span text:style-name="T6"> </text:span><text:span text:style-name="T9">someFun</text:span><text:span text:style-name="T6">(</text:span><text:span text:style-name="T9">string</text:span><text:span text:style-name="T10">&amp;</text:span><text:span text:style-name="T6"> </text:span><text:span text:style-name="T9">s</text:span><text:span text:style-name="T6">) { ... } </text:span><text:span text:style-name="T1">// Обычная ссылка</text:span></text:p>
      <text:p text:style-name="P1"><text:span text:style-name="T5">void</text:span><text:span text:style-name="T6"> </text:span><text:span text:style-name="T9">someFun</text:span><text:span text:style-name="T6">(</text:span><text:span text:style-name="T9">string</text:span><text:span text:style-name="T10">&amp;&amp;</text:span><text:span text:style-name="T6"> </text:span><text:span text:style-name="T9">s</text:span><text:span text:style-name="T6">) { ... } </text:span><text:span text:style-name="T1">// Ссылка на временный объект</text:span></text:p>
      <text:p text:style-name="P4"/>
      <text:p text:style-name="P1"><text:span text:style-name="T9">string</text:span><text:span text:style-name="T6"> </text:span><text:span text:style-name="T9">foo</text:span><text:span text:style-name="T6">; </text:span></text:p>
      <text:p text:style-name="P1"><text:span text:style-name="T9">someFun</text:span><text:span text:style-name="T6">(</text:span><text:span text:style-name="T9">foo</text:span><text:span text:style-name="T6">); </text:span><text:span text:style-name="T1">// Вызов версии с обычной ссылкой </text:span><text:span text:style-name="T9">someFun</text:span><text:span text:style-name="T6">(</text:span><text:span text:style-name="T9">tempObjectFun</text:span><text:span text:style-name="T6">()); </text:span></text:p>
      <text:p text:style-name="P4">// Вызов версии с временной ссылкой </text:p>
      <text:p text:style-name="P4"/>
      <text:p text:style-name="P4">// В следующем примере представлены две версии конструкторов для </text:p>
      <text:p text:style-name="P4">// std::basic_string: </text:p>
      <text:p text:style-name="P1"><text:span text:style-name="T9">basic_string</text:span><text:span text:style-name="T6">(</text:span><text:span text:style-name="T10">const</text:span><text:span text:style-name="T6"> </text:span><text:span text:style-name="T9">basic_string</text:span><text:span text:style-name="T10">&amp;</text:span><text:span text:style-name="T6"> </text:span><text:span text:style-name="T9">other</text:span><text:span text:style-name="T6">); </text:span><text:span text:style-name="T9">basic_string</text:span><text:span text:style-name="T6">(</text:span><text:span text:style-name="T9">basic_string</text:span><text:span text:style-name="T10">&amp;&amp;</text:span><text:span text:style-name="T6"> </text:span><text:span text:style-name="T9">other</text:span><text:span text:style-name="T6">); </text:span></text:p>
      <text:p text:style-name="P7"/>
      <text:p text:style-name="P4">// Идея состоит в том, что если мы создаем новую строку из временного объекта (который </text:p>
      <text:p text:style-name="P4">// следует вскоре уничтожить в любом случае), мы можем использовать более эффективный </text:p>
      <text:p text:style-name="P4">// конструктор, который сохраняет фрагменты временной строки. </text:p>
      <text:p text:style-name="P4"/>
      <text:p text:style-name="P4">///////////////////// </text:p>
      <text:p text:style-name="P4">// Объединения </text:p>
      <text:p text:style-name="P4">///////////////////// </text:p>
      <text:p text:style-name="P4"/>
      <text:p text:style-name="P4">// Объединения служат для присваивания значения константе, <text:soft-page-break/>в основном используются для </text:p>
      <text:p text:style-name="P4">// читаемости кода </text:p>
      <text:p text:style-name="P4"><text:span text:style-name="T14">enum</text:span><text:span text:style-name="T15"> </text:span><text:span text:style-name="T17">ECarTypes</text:span><text:span text:style-name="T15"> </text:span></text:p>
      <text:p text:style-name="P7">{ </text:p>
      <text:p text:style-name="P4"><text:span text:style-name="T15"><text:tab/></text:span><text:span text:style-name="T17">Sedan</text:span><text:span text:style-name="T15">, </text:span></text:p>
      <text:p text:style-name="P4"><text:span text:style-name="T15"><text:tab/></text:span><text:span text:style-name="T17">Hatchback</text:span><text:span text:style-name="T15">, </text:span></text:p>
      <text:p text:style-name="P4"><text:span text:style-name="T15"><text:tab/></text:span><text:span text:style-name="T17">SUV</text:span><text:span text:style-name="T15">, </text:span></text:p>
      <text:p text:style-name="P4"><text:span text:style-name="T15"><text:tab/></text:span><text:span text:style-name="T17">Wagon</text:span><text:span text:style-name="T15"> </text:span></text:p>
      <text:p text:style-name="P7">}; </text:p>
      <text:p text:style-name="P7"/>
      <text:p text:style-name="P4"><text:span text:style-name="T17">ECarTypes</text:span><text:span text:style-name="T15"> </text:span><text:span text:style-name="T18">GetPreferredCarType</text:span><text:span text:style-name="T15">() </text:span></text:p>
      <text:p text:style-name="P7">{ </text:p>
      <text:p text:style-name="P4"><text:span text:style-name="T16"><text:tab/></text:span><text:span text:style-name="T14">return</text:span><text:span text:style-name="T15"> </text:span><text:span text:style-name="T17">ECarTypes</text:span><text:span text:style-name="T14">::</text:span><text:span text:style-name="T17">Hatchback</text:span><text:span text:style-name="T15">; </text:span></text:p>
      <text:p text:style-name="P7">} </text:p>
      <text:p text:style-name="P7"/>
      <text:p text:style-name="P4">// В С++11 существует простой способ назначать объединению тип, что может быть </text:p>
      <text:p text:style-name="P4">// полезно <text:span text:style-name="T22">для индексирования данных и преобразования объединений из желаемого типа в соответствующие константы и наоборот.</text:span> </text:p>
      <text:p text:style-name="P4"><text:span text:style-name="T14">enum</text:span><text:span text:style-name="T15"> </text:span><text:span text:style-name="T17">ECarTypes</text:span><text:span text:style-name="T15"> </text:span><text:span text:style-name="T14">:</text:span><text:span text:style-name="T15"> </text:span><text:span text:style-name="T19">uint8_t</text:span><text:span text:style-name="T15"> </text:span></text:p>
      <text:p text:style-name="P7">{ </text:p>
      <text:p text:style-name="P4"><text:span text:style-name="T15"><text:tab/></text:span><text:span text:style-name="T17">Sedan</text:span><text:span text:style-name="T15">, </text:span>// 0 </text:p>
      <text:p text:style-name="P4"><text:span text:style-name="T17"><text:tab/>Hatchback</text:span><text:span text:style-name="T15">, </text:span>// 1 </text:p>
      <text:p text:style-name="P4"><text:span text:style-name="T17"><text:tab/>SUV</text:span><text:span text:style-name="T15"> </text:span><text:span text:style-name="T14">=</text:span><text:span text:style-name="T15"> </text:span><text:span text:style-name="T20">254</text:span><text:span text:style-name="T15">, </text:span>// 254 </text:p>
      <text:p text:style-name="P4"><text:span text:style-name="T17"><text:tab/>Hybrid</text:span><text:span text:style-name="T15"> </text:span>// 255 </text:p>
      <text:p text:style-name="P7">}; </text:p>
      <text:p text:style-name="P12"/>
      <text:p text:style-name="P4"><text:span text:style-name="T19">void</text:span><text:span text:style-name="T15"> </text:span><text:span text:style-name="T18">WriteByteToFile</text:span><text:span text:style-name="T15">(</text:span><text:span text:style-name="T19">uint8_t</text:span><text:span text:style-name="T15"> </text:span><text:span text:style-name="T17">InputValue</text:span><text:span text:style-name="T15">) </text:span></text:p>
      <text:p text:style-name="P7">{ </text:p>
      <text:p text:style-name="P4"><text:span text:style-name="T15"><text:tab/></text:span>// последовательная запись InputValue в файл</text:p>
      <text:p text:style-name="P7">} </text:p>
      <text:p text:style-name="P12"/>
      <text:p text:style-name="P4"><text:span text:style-name="T19">void</text:span><text:span text:style-name="T15"> </text:span><text:span text:style-name="T18">WritePreferredCarTypeToFile</text:span><text:span text:style-name="T15">(</text:span><text:span text:style-name="T17">ECarTypes</text:span><text:span text:style-name="T15"> </text:span><text:span text:style-name="T17">InputCarType</text:span><text:span text:style-name="T15">) </text:span></text:p>
      <text:p text:style-name="P7">{ </text:p>
      <text:p text:style-name="P4"><text:span text:style-name="T15"><text:tab/></text:span>// Объединения неявно преобразуется в <text:span text:style-name="T21">uint_8 </text:span><text:span text:style-name="T22">из-за объявленного типа объединения</text:span> </text:p>
      <text:p text:style-name="P4"><text:span text:style-name="T17"><text:tab/>WriteByteToFile</text:span><text:span text:style-name="T15">(</text:span><text:span text:style-name="T17">InputCarType</text:span><text:span text:style-name="T15">); </text:span></text:p>
      <text:p text:style-name="P7">} </text:p>
      <text:p text:style-name="P7"/>
      <text:p text:style-name="P4"><text:soft-page-break/>// С другой стороны, неявное преобразование объединения в целые числа может быть нежелательно </text:p>
      <text:p text:style-name="P4">// <text:span text:style-name="T22">поэтому вместо этого возможно создать класс объединения,</text:span> <text:s/></text:p>
      <text:p text:style-name="P4">// который не будет неявно преобразовываться.</text:p>
      <text:p text:style-name="P4"><text:span text:style-name="T14">enum</text:span><text:span text:style-name="T15"> </text:span><text:span text:style-name="T14">class</text:span><text:span text:style-name="T15"> </text:span><text:span text:style-name="T19">ECarTypes</text:span><text:span text:style-name="T15"> </text:span><text:span text:style-name="T14">:</text:span><text:span text:style-name="T15"> </text:span><text:span text:style-name="T19">uint8_t</text:span><text:span text:style-name="T15"> </text:span></text:p>
      <text:p text:style-name="P7">{ </text:p>
      <text:p text:style-name="P4"><text:span text:style-name="T15"><text:tab/></text:span><text:span text:style-name="T17">Sedan</text:span><text:span text:style-name="T15">, </text:span>// 0 </text:p>
      <text:p text:style-name="P4"><text:span text:style-name="T17"><text:tab/>Hatchback</text:span><text:span text:style-name="T15">, </text:span>// 1 </text:p>
      <text:p text:style-name="P4"><text:span text:style-name="T17"><text:tab/>SUV</text:span><text:span text:style-name="T15"> </text:span><text:span text:style-name="T14">=</text:span><text:span text:style-name="T15"> </text:span><text:span text:style-name="T20">254</text:span><text:span text:style-name="T15">, </text:span>// 254 </text:p>
      <text:p text:style-name="P4"><text:span text:style-name="T17"><text:tab/>Hybrid</text:span><text:span text:style-name="T15"> </text:span>// 255 </text:p>
      <text:p text:style-name="P7">}; </text:p>
      <text:p text:style-name="P4"><text:span text:style-name="T19">void</text:span><text:span text:style-name="T15"> </text:span><text:span text:style-name="T18">WriteByteToFile</text:span><text:span text:style-name="T15">(</text:span><text:span text:style-name="T19">uint8_t</text:span><text:span text:style-name="T15"> </text:span><text:span text:style-name="T17">InputValue</text:span><text:span text:style-name="T15">) </text:span></text:p>
      <text:p text:style-name="P7">{ </text:p>
      <text:p text:style-name="P4"><text:span text:style-name="T15"><text:tab/></text:span>// последовательная запись InputValue в файл</text:p>
      <text:p text:style-name="P7">} </text:p>
      <text:p text:style-name="P12"/>
      <text:p text:style-name="P4"><text:span text:style-name="T19">void</text:span><text:span text:style-name="T15"> </text:span><text:span text:style-name="T18">WritePreferredCarTypeToFile</text:span><text:span text:style-name="T15">(</text:span><text:span text:style-name="T17">ECarTypes</text:span><text:span text:style-name="T15"> </text:span><text:span text:style-name="T17">InputCarType</text:span><text:span text:style-name="T15">) </text:span></text:p>
      <text:p text:style-name="P7">{ </text:p>
      <text:p text:style-name="P4"><text:span text:style-name="T15"><text:tab/></text:span>// Не скомпилируется, даже если ECarTypes имеет тип uint8_t <text:span text:style-name="T22">из-за того, что объединение</text:span> </text:p>
      <text:p text:style-name="P4"><text:tab/>// объявлено как "enum class"! <text:tab/><text:span text:style-name="T17">WriteByteToFile</text:span><text:span text:style-name="T15">(</text:span><text:span text:style-name="T17">InputCarType</text:span><text:span text:style-name="T15">); </text:span></text:p>
      <text:p text:style-name="P4"><text:span text:style-name="T15">}</text:span> </text:p>
      <text:p text:style-name="P4"/>
      <text:p text:style-name="P4">////////////////////////////////////////// </text:p>
      <text:p text:style-name="P4">// Классы и объектно-ориентированное программирование </text:p>
      <text:p text:style-name="P4">////////////////////////////////////////// </text:p>
      <text:p text:style-name="P4"/>
      <text:p text:style-name="P4">// Первый пример классов </text:p>
      <text:p text:style-name="P8">#include &lt;iostream&gt; </text:p>
      <text:p text:style-name="P4">// Объявление класса. </text:p>
      <text:p text:style-name="P4">// Классы обычно объявляются в заголовочных файлах (.h <text:span text:style-name="T22">или</text:span> .hpp). </text:p>
      <text:p text:style-name="P4"><text:span text:style-name="T14">class</text:span><text:span text:style-name="T15"> </text:span><text:span text:style-name="T19">Dog</text:span><text:span text:style-name="T15"> { </text:span></text:p>
      <text:p text:style-name="P4"><text:span text:style-name="T15"><text:tab/></text:span>// Переменные и функции, являющиеся членами, находятся в секции private по умолчанию. </text:p>
      <text:p text:style-name="P4"><text:span text:style-name="T17"><text:tab/>std</text:span><text:span text:style-name="T14">::</text:span><text:span text:style-name="T17">string</text:span><text:span text:style-name="T15"> </text:span><text:span text:style-name="T17">name</text:span><text:span text:style-name="T15">; </text:span></text:p>
      <text:p text:style-name="P4"><text:span text:style-name="T16"><text:tab/></text:span><text:span text:style-name="T19">int</text:span><text:span text:style-name="T15"> </text:span><text:span text:style-name="T17">weight</text:span><text:span text:style-name="T15">; </text:span></text:p>
      <text:p text:style-name="P7"/>
      <text:p text:style-name="P4">// Следующие члены находятся в секции <text:span text:style-name="T21">public</text:span> </text:p>
      <text:p text:style-name="P4"><text:soft-page-break/>// если специально не указано "private:" или "protected:"</text:p>
      <text:p text:style-name="P4"><text:span text:style-name="T18">public:</text:span><text:span text:style-name="T15"> </text:span></text:p>
      <text:p text:style-name="P4"><text:span text:style-name="T15"><text:tab/></text:span>// Конструктор по умолчанию</text:p>
      <text:p text:style-name="P4"><text:span text:style-name="T17"><text:tab/>Dog</text:span><text:span text:style-name="T15">(); </text:span></text:p>
      <text:p text:style-name="P4"><text:span text:style-name="T15"><text:tab/></text:span>// Объявления функций-членов</text:p>
      <text:p text:style-name="P4"><text:tab/>// Заметьте, что в данном случае используется std::string </text:p>
      <text:p text:style-name="P4"><text:tab/>// вместо помещения using namespace std; </text:p>
      <text:p text:style-name="P4"><text:tab/>// выше. </text:p>
      <text:p text:style-name="P4"><text:tab/>// Никогда не помещайте "using namespace" в хэдер. <text:tab/></text:p>
      <text:p text:style-name="P4"><text:span text:style-name="T19"><text:tab/>void</text:span><text:span text:style-name="T15"> </text:span><text:span text:style-name="T17">setName</text:span><text:span text:style-name="T15">(</text:span><text:span text:style-name="T14">const</text:span><text:span text:style-name="T15"> </text:span><text:span text:style-name="T17">std</text:span><text:span text:style-name="T14">::</text:span><text:span text:style-name="T17">string</text:span><text:span text:style-name="T14">&amp;</text:span><text:span text:style-name="T15"> </text:span><text:span text:style-name="T17">dogsName</text:span><text:span text:style-name="T15">);</text:span> </text:p>
      <text:p text:style-name="P4"/>
      <text:p text:style-name="P4"><text:span text:style-name="T19"><text:tab/>void</text:span><text:span text:style-name="T15"> </text:span><text:span text:style-name="T17">setWeight</text:span><text:span text:style-name="T15">(</text:span><text:span text:style-name="T19">int</text:span><text:span text:style-name="T15"> </text:span><text:span text:style-name="T17">dogsWeight</text:span><text:span text:style-name="T15">); </text:span></text:p>
      <text:p text:style-name="P4"><text:span text:style-name="T15"><text:tab/></text:span>// Функции, которые не меняют состояние объекта</text:p>
      <text:p text:style-name="P4"><text:s/><text:tab/>// должны быть помечены как константные. </text:p>
      <text:p text:style-name="P4"><text:tab/>// Это позволит вызывать их при заданной константной ссылке на объект. </text:p>
      <text:p text:style-name="P4"><text:tab/>// Также отметьте, что функции должны быть явно объявлены виртуальными </text:p>
      <text:p text:style-name="P4"><text:tab/>// для того, чтобы производные классы имели преимущество. </text:p>
      <text:p text:style-name="P4"><text:tab/>// Функции не являются виртуальными по умолчанию из-за вопросов производительности. </text:p>
      <text:p text:style-name="P4"><text:span text:style-name="T14"><text:tab/>virtual</text:span><text:span text:style-name="T15"> </text:span><text:span text:style-name="T19">void</text:span><text:span text:style-name="T15"> </text:span><text:span text:style-name="T17">print</text:span><text:span text:style-name="T15">() </text:span><text:span text:style-name="T14">const</text:span><text:span text:style-name="T15">; </text:span></text:p>
      <text:p text:style-name="P7"><text:tab/></text:p>
      <text:p text:style-name="P4"><text:span text:style-name="T15"><text:tab/></text:span>// Функции также могут быть определены внутри тела класса. <text:tab/></text:p>
      <text:p text:style-name="P4"><text:tab/>// <text:span text:style-name="T22">Функции, определенные таким образом подключаются автоматически</text:span>. <text:tab/></text:p>
      <text:p text:style-name="P4"><text:span text:style-name="T19"><text:tab/>void</text:span><text:span text:style-name="T15"> </text:span><text:span text:style-name="T17">bark</text:span><text:span text:style-name="T15">() </text:span><text:span text:style-name="T14">const</text:span><text:span text:style-name="T15"> { </text:span><text:span text:style-name="T17">std</text:span><text:span text:style-name="T14">::</text:span><text:span text:style-name="T17">cout</text:span><text:span text:style-name="T15"> </text:span><text:span text:style-name="T14">&lt;&lt;</text:span><text:span text:style-name="T15"> </text:span><text:span text:style-name="T17">name</text:span><text:span text:style-name="T15"> </text:span><text:span text:style-name="T14">&lt;&lt;</text:span><text:span text:style-name="T15"> </text:span><text:span text:style-name="T24">" barks!\n"</text:span><text:span text:style-name="T15">; } </text:span></text:p>
      <text:p text:style-name="P7"><text:tab/></text:p>
      <text:p text:style-name="P4"><text:span text:style-name="T15"><text:tab/></text:span>// Наряду с конструкторами С++ предоставляет деструкторы. </text:p>
      <text:p text:style-name="P4"><text:tab/>// Они вызываются, когда объект удаляется или уходит из области видимости. </text:p>
      <text:p text:style-name="P4"><text:tab/>// Это позволяет использовать такие мощные парадигмы как RAII </text:p>
      <text:p text:style-name="P4"><text:tab/>// (см. ниже) </text:p>
      <text:p text:style-name="P4"><text:tab/>// Деструктор должен быть виртуальным, если класс является производным; </text:p>
      <text:p text:style-name="P4"><text:soft-page-break/><text:tab/>// в противном случае, деструктор производного класса </text:p>
      <text:p text:style-name="P4"><text:tab/>// не будет вызван, если объект был уничтожен через ссылку или указатель базового класса. </text:p>
      <text:p text:style-name="P4"><text:span text:style-name="T14"><text:tab/>virtual</text:span><text:span text:style-name="T15"> </text:span><text:span text:style-name="T14">~</text:span><text:span text:style-name="T17">Dog</text:span><text:span text:style-name="T15">();</text:span> </text:p>
      <text:p text:style-name="P4"/>
      <text:p text:style-name="P4"><text:span text:style-name="T15">}; </text:span>// За определением класса должна следовать точка с запятой.</text:p>
      <text:p text:style-name="P4"/>
      <text:p text:style-name="P4">// Функции-члены класса обычно определяются в .cpp файлах. </text:p>
      <text:p text:style-name="P4"><text:span text:style-name="T17">Dog</text:span><text:span text:style-name="T14">::</text:span><text:span text:style-name="T17">Dog</text:span><text:span text:style-name="T15">() </text:span></text:p>
      <text:p text:style-name="P7">{ </text:p>
      <text:p text:style-name="P4"><text:span text:style-name="T15"><text:tab/></text:span><text:span text:style-name="T17">std</text:span><text:span text:style-name="T14">::</text:span><text:span text:style-name="T17">cout</text:span><text:span text:style-name="T15"> </text:span><text:span text:style-name="T14">&lt;&lt;</text:span><text:span text:style-name="T15"> </text:span><text:span text:style-name="T24">"A dog has been constructed\n"</text:span><text:span text:style-name="T15">; </text:span></text:p>
      <text:p text:style-name="P7">} </text:p>
      <text:p text:style-name="P7"/>
      <text:p text:style-name="P4">// <text:span text:style-name="T22">Объекты (наподобие строк) должны передаваться по ссылке,</text:span> </text:p>
      <text:p text:style-name="P4">// если вы модифицируете их, или константной ссылке, если изменения вноситься не будут. </text:p>
      <text:p text:style-name="P4"><text:span text:style-name="T19">void</text:span><text:span text:style-name="T15"> </text:span><text:span text:style-name="T17">Dog</text:span><text:span text:style-name="T14">::</text:span><text:span text:style-name="T17">setName</text:span><text:span text:style-name="T15">(</text:span><text:span text:style-name="T14">const</text:span><text:span text:style-name="T15"> </text:span><text:span text:style-name="T17">std</text:span><text:span text:style-name="T14">::</text:span><text:span text:style-name="T17">string</text:span><text:span text:style-name="T14">&amp;</text:span><text:span text:style-name="T15"> </text:span><text:span text:style-name="T17">dogsName</text:span><text:span text:style-name="T15">) </text:span></text:p>
      <text:p text:style-name="P7">{ </text:p>
      <text:p text:style-name="P4"><text:span text:style-name="T15"><text:tab/></text:span><text:span text:style-name="T17">name</text:span><text:span text:style-name="T15"> </text:span><text:span text:style-name="T14">=</text:span><text:span text:style-name="T15"> </text:span><text:span text:style-name="T17">dogsName</text:span><text:span text:style-name="T15">; </text:span></text:p>
      <text:p text:style-name="P7">} </text:p>
      <text:p text:style-name="P12"/>
      <text:p text:style-name="P4"><text:span text:style-name="T19">void</text:span><text:span text:style-name="T15"> </text:span><text:span text:style-name="T17">Dog</text:span><text:span text:style-name="T14">::</text:span><text:span text:style-name="T17">setWeight</text:span><text:span text:style-name="T15">(</text:span><text:span text:style-name="T19">int</text:span><text:span text:style-name="T15"> </text:span><text:span text:style-name="T17">dogsWeight</text:span><text:span text:style-name="T15">) </text:span></text:p>
      <text:p text:style-name="P7">{ </text:p>
      <text:p text:style-name="P4"><text:span text:style-name="T15"><text:tab/></text:span><text:span text:style-name="T17">weight</text:span><text:span text:style-name="T15"> </text:span><text:span text:style-name="T14">=</text:span><text:span text:style-name="T15"> </text:span><text:span text:style-name="T17">dogsWeight</text:span><text:span text:style-name="T15">; </text:span></text:p>
      <text:p text:style-name="P7">} </text:p>
      <text:p text:style-name="P7"/>
      <text:p text:style-name="P4">// Отметьте, что "virtual" необходим только при объявлении, а не при определении. </text:p>
      <text:p text:style-name="P4"><text:span text:style-name="T19">void</text:span><text:span text:style-name="T15"> </text:span><text:span text:style-name="T17">Dog</text:span><text:span text:style-name="T14">::</text:span><text:span text:style-name="T17">print</text:span><text:span text:style-name="T15">() </text:span><text:span text:style-name="T14">const</text:span><text:span text:style-name="T15"> </text:span></text:p>
      <text:p text:style-name="P7">{ </text:p>
      <text:p text:style-name="P4"><text:span text:style-name="T15"><text:tab/></text:span><text:span text:style-name="T17">std</text:span><text:span text:style-name="T14">::</text:span><text:span text:style-name="T17">cout</text:span><text:span text:style-name="T15"> </text:span><text:span text:style-name="T14">&lt;&lt;</text:span><text:span text:style-name="T15"> </text:span><text:span text:style-name="T24">"Dog is "</text:span><text:span text:style-name="T15"> </text:span><text:span text:style-name="T14">&lt;&lt;</text:span><text:span text:style-name="T15"> </text:span><text:span text:style-name="T17">name</text:span><text:span text:style-name="T15"> </text:span><text:span text:style-name="T14">&lt;&lt;</text:span><text:span text:style-name="T15"> </text:span><text:span text:style-name="T24">" and weighs "</text:span><text:span text:style-name="T15"> </text:span><text:span text:style-name="T14">&lt;&lt;</text:span><text:span text:style-name="T15"> </text:span><text:span text:style-name="T17">weight</text:span><text:span text:style-name="T15"> </text:span><text:span text:style-name="T14">&lt;&lt;</text:span><text:span text:style-name="T15"> </text:span><text:span text:style-name="T24">"kg\n"</text:span><text:span text:style-name="T15">; </text:span></text:p>
      <text:p text:style-name="P4"><text:span text:style-name="T15">}</text:span> </text:p>
      <text:p text:style-name="P4"/>
      <text:p text:style-name="P4"><text:span text:style-name="T17">Dog</text:span><text:span text:style-name="T14">::~</text:span><text:span text:style-name="T17">Dog</text:span><text:span text:style-name="T15">()</text:span></text:p>
      <text:p text:style-name="P7">{ </text:p>
      <text:p text:style-name="P4"><text:span text:style-name="T15"><text:tab/></text:span><text:span text:style-name="T17">cout</text:span><text:span text:style-name="T15"> </text:span><text:span text:style-name="T14">&lt;&lt;</text:span><text:span text:style-name="T15"> </text:span><text:span text:style-name="T24">"Goodbye "</text:span><text:span text:style-name="T15"> </text:span><text:span text:style-name="T14">&lt;&lt;</text:span><text:span text:style-name="T15"> </text:span><text:span text:style-name="T17">name</text:span><text:span text:style-name="T15"> </text:span><text:span text:style-name="T14">&lt;&lt;</text:span><text:span text:style-name="T15"> </text:span><text:span text:style-name="T24">"\n"</text:span><text:span text:style-name="T15">; </text:span></text:p>
      <text:p text:style-name="P7">} </text:p>
      <text:p text:style-name="P12"/>
      <text:p text:style-name="P4"><text:soft-page-break/><text:span text:style-name="T19">int</text:span><text:span text:style-name="T15"> </text:span><text:span text:style-name="T17">main</text:span><text:span text:style-name="T15">() { </text:span></text:p>
      <text:p text:style-name="P4"><text:span text:style-name="T15"><text:tab/></text:span><text:span text:style-name="T17">Dog</text:span><text:span text:style-name="T15"> </text:span><text:span text:style-name="T17">myDog</text:span><text:span text:style-name="T15">; </text:span>// Вывод "A dog has been constructed" <text:tab/><text:span text:style-name="T17">myDog</text:span><text:span text:style-name="T15">.</text:span><text:span text:style-name="T17">setName</text:span><text:span text:style-name="T15">(</text:span><text:span text:style-name="T24">"Barkley"</text:span><text:span text:style-name="T15">); </text:span></text:p>
      <text:p text:style-name="P4"><text:span text:style-name="T15"><text:tab/></text:span><text:span text:style-name="T17">myDog</text:span><text:span text:style-name="T15">.</text:span><text:span text:style-name="T17">setWeight</text:span><text:span text:style-name="T15">(</text:span><text:span text:style-name="T20">10</text:span><text:span text:style-name="T15">); </text:span></text:p>
      <text:p text:style-name="P4"><text:span text:style-name="T15"><text:tab/></text:span><text:span text:style-name="T17">myDog</text:span><text:span text:style-name="T15">.</text:span><text:span text:style-name="T17">print</text:span><text:span text:style-name="T15">(); </text:span>// Вывод "Dog is Barkley and weighs 10 kg" </text:p>
      <text:p text:style-name="P4"><text:span text:style-name="T14"><text:tab/>return</text:span><text:span text:style-name="T15"> </text:span><text:span text:style-name="T20">0</text:span><text:span text:style-name="T15">; </text:span></text:p>
      <text:p text:style-name="P4"><text:span text:style-name="T15">} </text:span>// Вывод "Goodbye Barkley"</text:p>
      <text:p text:style-name="P4"><text:s/></text:p>
      <text:p text:style-name="P4">// Наследование: </text:p>
      <text:p text:style-name="P4"/>
      <text:p text:style-name="P4">// Данный класс целиком наследует секции public и protected из класса Dog</text:p>
      <text:p text:style-name="P4">// наряду с private, но может не иметь прямого доступа к членам/методам private <text:s/></text:p>
      <text:p text:style-name="P4">// без надлежащего метода public или protected.</text:p>
      <text:p text:style-name="P4"><text:span text:style-name="T14">class</text:span><text:span text:style-name="T15"> </text:span><text:span text:style-name="T19">OwnedDog</text:span><text:span text:style-name="T15"> </text:span><text:span text:style-name="T14">:</text:span><text:span text:style-name="T15"> </text:span><text:span text:style-name="T14">public</text:span><text:span text:style-name="T15"> </text:span><text:span text:style-name="T17">Dog</text:span><text:span text:style-name="T15"> { </text:span></text:p>
      <text:p text:style-name="P12"><text:tab/></text:p>
      <text:p text:style-name="P4"><text:span text:style-name="T16"><text:tab/></text:span><text:span text:style-name="T19">void</text:span><text:span text:style-name="T15"> </text:span><text:span text:style-name="T17">setOwner</text:span><text:span text:style-name="T15">(</text:span><text:span text:style-name="T14">const</text:span><text:span text:style-name="T15"> </text:span><text:span text:style-name="T17">std</text:span><text:span text:style-name="T14">::</text:span><text:span text:style-name="T17">string</text:span><text:span text:style-name="T14">&amp;</text:span><text:span text:style-name="T15"> </text:span><text:span text:style-name="T17">dogsOwner</text:span><text:span text:style-name="T15">); </text:span></text:p>
      <text:p text:style-name="P7"/>
      <text:p text:style-name="P4"><text:span text:style-name="T15"><text:tab/></text:span>// Корректировка поведения функции print для всех OwnedDogs. См. </text:p>
      <text:p text:style-name="P4"><text:tab/>//http://en.wikipedia.org/wiki/Polymorphism_(computer_science)#Subtyping </text:p>
      <text:p text:style-name="P4"><text:tab/>// для более детальной информации, если вы не знакомы с </text:p>
      <text:p text:style-name="P4"><text:tab/>// <text:span text:style-name="T22">полиморфизмом подтипов</text:span>. </text:p>
      <text:p text:style-name="P4"><text:tab/>// Ключевое слово override является опциональным, но помогает удостовериться, что вы действительно </text:p>
      <text:p text:style-name="P4"><text:tab/>// переопределяете метод в базовом классе. </text:p>
      <text:p text:style-name="P4"><text:span text:style-name="T19"><text:tab/>void</text:span><text:span text:style-name="T15"> </text:span><text:span text:style-name="T17">print</text:span><text:span text:style-name="T15">() </text:span><text:span text:style-name="T14">const</text:span><text:span text:style-name="T15"> </text:span><text:span text:style-name="T17">override</text:span><text:span text:style-name="T15">;</text:span> </text:p>
      <text:p text:style-name="P4"/>
      <text:p text:style-name="P4"><text:span text:style-name="T14">private:</text:span><text:span text:style-name="T15"> </text:span></text:p>
      <text:p text:style-name="P4"><text:span text:style-name="T15"><text:tab/></text:span><text:span text:style-name="T17">std</text:span><text:span text:style-name="T14">::</text:span><text:span text:style-name="T17">string</text:span><text:span text:style-name="T15"> </text:span><text:span text:style-name="T17">owner</text:span><text:span text:style-name="T15">; </text:span></text:p>
      <text:p text:style-name="P7">}; </text:p>
      <text:p text:style-name="P7"/>
      <text:p text:style-name="P4">// <text:span text:style-name="T22">Тем временем, в соответствующем файле </text:span>.cpp: </text:p>
      <text:p text:style-name="P14"/>
      <text:p text:style-name="P4"><text:span text:style-name="T19">void</text:span><text:span text:style-name="T15"> </text:span><text:span text:style-name="T17">OwnedDog</text:span><text:span text:style-name="T14">::</text:span><text:span text:style-name="T17">setOwner</text:span><text:span text:style-name="T15">(</text:span><text:span text:style-name="T14">const</text:span><text:span text:style-name="T15"> </text:span><text:span text:style-name="T17">std</text:span><text:span text:style-name="T14">::</text:span><text:span text:style-name="T17">string</text:span><text:span text:style-name="T14">&amp;</text:span><text:span text:style-name="T15"> </text:span><text:span text:style-name="T17">dogsOwner</text:span><text:span text:style-name="T15">) </text:span></text:p>
      <text:p text:style-name="P7">{ </text:p>
      <text:p text:style-name="P4"><text:span text:style-name="T15"><text:tab/></text:span><text:span text:style-name="T17">owner</text:span><text:span text:style-name="T15"> </text:span><text:span text:style-name="T14">=</text:span><text:span text:style-name="T15"> </text:span><text:span text:style-name="T17">dogsOwner</text:span><text:span text:style-name="T15">; </text:span></text:p>
      <text:p text:style-name="P7"><text:soft-page-break/>} </text:p>
      <text:p text:style-name="P12"/>
      <text:p text:style-name="P4"><text:span text:style-name="T19">void</text:span><text:span text:style-name="T15"> </text:span><text:span text:style-name="T17">OwnedDog</text:span><text:span text:style-name="T14">::</text:span><text:span text:style-name="T17">print</text:span><text:span text:style-name="T15">() </text:span><text:span text:style-name="T14">const</text:span><text:span text:style-name="T15"> </text:span></text:p>
      <text:p text:style-name="P7">{ </text:p>
      <text:p text:style-name="P4"><text:span text:style-name="T15"><text:tab/></text:span><text:span text:style-name="T17">Dog</text:span><text:span text:style-name="T14">::</text:span><text:span text:style-name="T17">print</text:span><text:span text:style-name="T15">(); </text:span>// <text:span text:style-name="T22">Вызов функции</text:span> print в базовом классе Dog </text:p>
      <text:p text:style-name="P4"><text:span text:style-name="T17"><text:tab/>std</text:span><text:span text:style-name="T14">::</text:span><text:span text:style-name="T17">cout</text:span><text:span text:style-name="T15"> </text:span><text:span text:style-name="T14">&lt;&lt;</text:span><text:span text:style-name="T15"> </text:span><text:span text:style-name="T24">"Dog is owned by "</text:span><text:span text:style-name="T15"> </text:span><text:span text:style-name="T14">&lt;&lt;</text:span><text:span text:style-name="T15"> </text:span><text:span text:style-name="T17">owner</text:span><text:span text:style-name="T15"> </text:span><text:span text:style-name="T14">&lt;&lt;</text:span><text:span text:style-name="T15"> </text:span><text:span text:style-name="T24">"\n"</text:span><text:span text:style-name="T15">; </text:span></text:p>
      <text:p text:style-name="P4"><text:span text:style-name="T15"><text:tab/></text:span>// Вывод "Dog is &lt;name&gt; и весов &lt;weight&gt;" </text:p>
      <text:p text:style-name="P4"><text:tab/>// "Dog is owned by &lt;owner&gt;" </text:p>
      <text:p text:style-name="P4"><text:span text:style-name="T15">}</text:span> </text:p>
      <text:p text:style-name="P4"/>
      <text:p text:style-name="P4">////////////////////////////////////////// </text:p>
      <text:p text:style-name="P4">// Инициализация и перегрузка операторов</text:p>
      <text:p text:style-name="P4">////////////////////////////////////////// </text:p>
      <text:p text:style-name="P4"/>
      <text:p text:style-name="P4">// В C++ возможно перегружать (изменять поведение) операторов, таких как +, -, *, /, и т. д. </text:p>
      <text:p text:style-name="P4">// Это делается посредством определения функции, которая вызывается тогда,</text:p>
      <text:p text:style-name="P4">// когда используется оператор. </text:p>
      <text:p text:style-name="P8"/>
      <text:p text:style-name="P8">#include &lt;iostream&gt; </text:p>
      <text:p text:style-name="P4"><text:span text:style-name="T14">using</text:span><text:span text:style-name="T15"> </text:span><text:span text:style-name="T14">namespace</text:span><text:span text:style-name="T15"> </text:span><text:span text:style-name="T17">std</text:span><text:span text:style-name="T15">; </text:span></text:p>
      <text:p text:style-name="P12"/>
      <text:p text:style-name="P4"><text:span text:style-name="T14">class</text:span><text:span text:style-name="T15"> </text:span><text:span text:style-name="T19">Point</text:span><text:span text:style-name="T15"> { </text:span></text:p>
      <text:p text:style-name="P4"><text:span text:style-name="T14">public:</text:span><text:span text:style-name="T15"> </text:span></text:p>
      <text:p text:style-name="P4"><text:span text:style-name="T15"><text:tab/></text:span>// Переменным-членам могут быть заданы значения по умолчанию следующим образом. </text:p>
      <text:p text:style-name="P4"><text:span text:style-name="T19"><text:tab/>double</text:span><text:span text:style-name="T15"> </text:span><text:span text:style-name="T17">x</text:span><text:span text:style-name="T15"> </text:span><text:span text:style-name="T14">=</text:span><text:span text:style-name="T15"> </text:span><text:span text:style-name="T20">0</text:span><text:span text:style-name="T15">; </text:span></text:p>
      <text:p text:style-name="P4"><text:span text:style-name="T16"><text:tab/></text:span><text:span text:style-name="T19">double</text:span><text:span text:style-name="T15"> </text:span><text:span text:style-name="T17">y</text:span><text:span text:style-name="T15"> </text:span><text:span text:style-name="T14">=</text:span><text:span text:style-name="T15"> </text:span><text:span text:style-name="T20">0</text:span><text:span text:style-name="T15">; </text:span></text:p>
      <text:p text:style-name="P7"><text:tab/></text:p>
      <text:p text:style-name="P4"><text:span text:style-name="T15"><text:tab/></text:span>// Определение конструктора по умолчанию, который не делает ничего, кроме </text:p>
      <text:p text:style-name="P4"><text:tab/>// инициализации Point со значением по умолчанию (0, 0) <text:tab/><text:span text:style-name="T17">Point</text:span><text:span text:style-name="T15">() { };</text:span> </text:p>
      <text:p text:style-name="P4"/>
      <text:p text:style-name="P4"><text:tab/>// Следующий синтаксис известен как список инициализации </text:p>
      <text:p text:style-name="P4"><text:tab/>// и является лучшим способом для инициализации значений членов класса</text:p>
      <text:p text:style-name="P4"><text:soft-page-break/><text:span text:style-name="T17"><text:tab/>Point</text:span><text:span text:style-name="T15"> (</text:span><text:span text:style-name="T19">double</text:span><text:span text:style-name="T15"> </text:span><text:span text:style-name="T17">a</text:span><text:span text:style-name="T15">, </text:span><text:span text:style-name="T19">double</text:span><text:span text:style-name="T15"> </text:span><text:span text:style-name="T17">b</text:span><text:span text:style-name="T15">) </text:span><text:span text:style-name="T14">:</text:span><text:span text:style-name="T15"> </text:span></text:p>
      <text:p text:style-name="P4"><text:span text:style-name="T15"><text:tab/><text:tab/></text:span><text:span text:style-name="T17">x</text:span><text:span text:style-name="T15">(</text:span><text:span text:style-name="T17">a</text:span><text:span text:style-name="T15">), </text:span></text:p>
      <text:p text:style-name="P4"><text:span text:style-name="T15"><text:tab/><text:tab/></text:span><text:span text:style-name="T17">y</text:span><text:span text:style-name="T15">(</text:span><text:span text:style-name="T17">b</text:span><text:span text:style-name="T15">) </text:span></text:p>
      <text:p text:style-name="P4"><text:span text:style-name="T15"><text:tab/>{ </text:span><text:span text:style-name="T23">/* Инициализация значений */</text:span><text:span text:style-name="T15"> } </text:span></text:p>
      <text:p text:style-name="P7"><text:tab/><text:tab/></text:p>
      <text:p text:style-name="P4"><text:span text:style-name="T15"><text:tab/></text:span>// Перегрузка оператора +. </text:p>
      <text:p text:style-name="P4"><text:span text:style-name="T17"><text:tab/>Point</text:span><text:span text:style-name="T15"> </text:span><text:span text:style-name="T14">operator+</text:span><text:span text:style-name="T15">(</text:span><text:span text:style-name="T14">const</text:span><text:span text:style-name="T15"> </text:span><text:span text:style-name="T17">Point</text:span><text:span text:style-name="T14">&amp;</text:span><text:span text:style-name="T15"> </text:span><text:span text:style-name="T17">rhs</text:span><text:span text:style-name="T15">) </text:span><text:span text:style-name="T14">const</text:span><text:span text:style-name="T15">; </text:span></text:p>
      <text:p text:style-name="P7"/>
      <text:p text:style-name="P4"><text:span text:style-name="T15"><text:tab/></text:span>// Перегрузка оператора += </text:p>
      <text:p text:style-name="P4"><text:span text:style-name="T17"><text:tab/>Point</text:span><text:span text:style-name="T14">&amp;</text:span><text:span text:style-name="T15"> </text:span><text:span text:style-name="T14">operator+=</text:span><text:span text:style-name="T15">(</text:span><text:span text:style-name="T14">const</text:span><text:span text:style-name="T15"> </text:span><text:span text:style-name="T17">Point</text:span><text:span text:style-name="T14">&amp;</text:span><text:span text:style-name="T15"> </text:span><text:span text:style-name="T17">rhs</text:span><text:span text:style-name="T15">); </text:span></text:p>
      <text:p text:style-name="P7"/>
      <text:p text:style-name="P4"><text:span text:style-name="T15"><text:tab/></text:span>// Имеет также смысл перегружать операторы — и -=, </text:p>
      <text:p text:style-name="P4"><text:tab/>// но мы не будем вдаваться в подробности. </text:p>
      <text:p text:style-name="P4"><text:span text:style-name="T15">};</text:span> </text:p>
      <text:p text:style-name="P4"/>
      <text:p text:style-name="P4"><text:span text:style-name="T17">Point</text:span><text:span text:style-name="T15"> </text:span><text:span text:style-name="T17">Point</text:span><text:span text:style-name="T14">::operator+</text:span><text:span text:style-name="T15">(</text:span><text:span text:style-name="T14">const</text:span><text:span text:style-name="T15"> </text:span><text:span text:style-name="T17">Point</text:span><text:span text:style-name="T14">&amp;</text:span><text:span text:style-name="T15"> </text:span><text:span text:style-name="T17">rhs</text:span><text:span text:style-name="T15">) </text:span><text:span text:style-name="T14">const</text:span><text:span text:style-name="T15"> </text:span></text:p>
      <text:p text:style-name="P7">{ </text:p>
      <text:p text:style-name="P4"><text:span text:style-name="T15"><text:tab/></text:span>// Создание нового point, который является суммой текущего <text:span text:style-name="T21">point </text:span><text:span text:style-name="T22">и</text:span> rhs. </text:p>
      <text:p text:style-name="P4"><text:span text:style-name="T14"><text:tab/>return</text:span><text:span text:style-name="T15"> </text:span><text:span text:style-name="T17">Point</text:span><text:span text:style-name="T15">(</text:span><text:span text:style-name="T17">x</text:span><text:span text:style-name="T15"> </text:span><text:span text:style-name="T14">+</text:span><text:span text:style-name="T15"> </text:span><text:span text:style-name="T17">rhs</text:span><text:span text:style-name="T15">.</text:span><text:span text:style-name="T17">x</text:span><text:span text:style-name="T15">, </text:span><text:span text:style-name="T17">y</text:span><text:span text:style-name="T15"> </text:span><text:span text:style-name="T14">+</text:span><text:span text:style-name="T15"> </text:span><text:span text:style-name="T17">rhs</text:span><text:span text:style-name="T15">.</text:span><text:span text:style-name="T17">y</text:span><text:span text:style-name="T15">); </text:span></text:p>
      <text:p text:style-name="P7">} </text:p>
      <text:p text:style-name="P7"/>
      <text:p text:style-name="P4"><text:span text:style-name="T17">Point</text:span><text:span text:style-name="T14">&amp;</text:span><text:span text:style-name="T15"> </text:span><text:span text:style-name="T17">Point</text:span><text:span text:style-name="T14">::operator+=</text:span><text:span text:style-name="T15">(</text:span><text:span text:style-name="T14">const</text:span><text:span text:style-name="T15"> </text:span><text:span text:style-name="T17">Point</text:span><text:span text:style-name="T14">&amp;</text:span><text:span text:style-name="T15"> </text:span><text:span text:style-name="T17">rhs</text:span><text:span text:style-name="T15">) </text:span></text:p>
      <text:p text:style-name="P7">{ </text:p>
      <text:p text:style-name="P4"><text:span text:style-name="T15"><text:tab/></text:span><text:span text:style-name="T17">x</text:span><text:span text:style-name="T15"> </text:span><text:span text:style-name="T14">+=</text:span><text:span text:style-name="T15"> </text:span><text:span text:style-name="T17">rhs</text:span><text:span text:style-name="T15">.</text:span><text:span text:style-name="T17">x</text:span><text:span text:style-name="T15">; </text:span></text:p>
      <text:p text:style-name="P4"><text:span text:style-name="T15"><text:tab/></text:span><text:span text:style-name="T17">y</text:span><text:span text:style-name="T15"> </text:span><text:span text:style-name="T14">+=</text:span><text:span text:style-name="T15"> </text:span><text:span text:style-name="T17">rhs</text:span><text:span text:style-name="T15">.</text:span><text:span text:style-name="T17">y</text:span><text:span text:style-name="T15">; </text:span></text:p>
      <text:p text:style-name="P4"><text:span text:style-name="T16"><text:tab/></text:span><text:span text:style-name="T14">return</text:span><text:span text:style-name="T15"> </text:span><text:span text:style-name="T14">*this</text:span><text:span text:style-name="T15">; </text:span></text:p>
      <text:p text:style-name="P7">} </text:p>
      <text:p text:style-name="P12"/>
      <text:p text:style-name="P4"><text:span text:style-name="T19">int</text:span><text:span text:style-name="T15"> </text:span><text:span text:style-name="T17">main</text:span><text:span text:style-name="T15"> () { </text:span></text:p>
      <text:p text:style-name="P4"><text:span text:style-name="T15"><text:tab/></text:span><text:span text:style-name="T17">Point</text:span><text:span text:style-name="T15"> </text:span><text:span text:style-name="T17">up</text:span><text:span text:style-name="T15"> (</text:span><text:span text:style-name="T20">0</text:span><text:span text:style-name="T15">,</text:span><text:span text:style-name="T20">1</text:span><text:span text:style-name="T15">); </text:span></text:p>
      <text:p text:style-name="P4"><text:span text:style-name="T15"><text:tab/></text:span><text:span text:style-name="T17">Point</text:span><text:span text:style-name="T15"> </text:span><text:span text:style-name="T17">right</text:span><text:span text:style-name="T15"> (</text:span><text:span text:style-name="T20">1</text:span><text:span text:style-name="T15">,</text:span><text:span text:style-name="T20">0</text:span><text:span text:style-name="T15">); </text:span></text:p>
      <text:p text:style-name="P4"><text:span text:style-name="T15"><text:tab/></text:span>// Вызов оператора + Point </text:p>
      <text:p text:style-name="P4"><text:tab/>// Point up вызывает + (функция) с right в качестве параметра </text:p>
      <text:p text:style-name="P4"><text:span text:style-name="T17"><text:tab/>Point</text:span><text:span text:style-name="T15"> </text:span><text:span text:style-name="T17">result</text:span><text:span text:style-name="T15"> </text:span><text:span text:style-name="T14">=</text:span><text:span text:style-name="T15"> </text:span><text:span text:style-name="T17">up</text:span><text:span text:style-name="T15"> </text:span><text:span text:style-name="T14">+</text:span><text:span text:style-name="T15"> </text:span><text:span text:style-name="T17">right</text:span><text:span text:style-name="T15">; </text:span></text:p>
      <text:p text:style-name="P4"><text:span text:style-name="T15"><text:tab/></text:span>// Вывод "Result is upright (1,1)" </text:p>
      <text:p text:style-name="P4"><text:span text:style-name="T17"><text:tab/>cout</text:span><text:span text:style-name="T15"> </text:span><text:span text:style-name="T14">&lt;&lt;</text:span><text:span text:style-name="T15"> </text:span><text:span text:style-name="T24">"Result is upright ("</text:span><text:span text:style-name="T15"> </text:span><text:span text:style-name="T14">&lt;&lt;</text:span><text:span text:style-name="T15"> </text:span><text:span text:style-name="T17">result</text:span><text:span text:style-name="T15">.</text:span><text:span text:style-name="T17">x</text:span><text:span text:style-name="T15"> </text:span><text:span text:style-name="T14">&lt;&lt;</text:span><text:span text:style-name="T15"> </text:span><text:span text:style-name="T24">','</text:span><text:span text:style-name="T15"> </text:span><text:span text:style-name="T14">&lt;&lt;</text:span><text:span text:style-name="T15"> </text:span><text:span text:style-name="T17">result</text:span><text:span text:style-name="T15">.</text:span><text:span text:style-name="T17">y</text:span><text:span text:style-name="T15"> </text:span><text:span text:style-name="T14">&lt;&lt;</text:span><text:span text:style-name="T15"> </text:span><text:span text:style-name="T24">")\n"</text:span><text:span text:style-name="T15">; </text:span></text:p>
      <text:p text:style-name="P4"><text:span text:style-name="T16"><text:tab/></text:span><text:span text:style-name="T14">return</text:span><text:span text:style-name="T15"> </text:span><text:span text:style-name="T20">0</text:span><text:span text:style-name="T15">; </text:span></text:p>
      <text:p text:style-name="P4"><text:soft-page-break/><text:span text:style-name="T15">}</text:span> </text:p>
      <text:p text:style-name="P4"/>
      <text:p text:style-name="P4">///////////////////// </text:p>
      <text:p text:style-name="P4">// Шаблоны </text:p>
      <text:p text:style-name="P4">///////////////////// </text:p>
      <text:p text:style-name="P4"/>
      <text:p text:style-name="P4">// Шаблоны в C++ в основном используются для универсального программирования, хотя они <text:s/></text:p>
      <text:p text:style-name="P4">// намного мощнее, чем универсальные конструкции в других языках. Они также </text:p>
      <text:p text:style-name="P4">// поддерживают явную и частную специализацию и functional-style type </text:p>
      <text:p text:style-name="P4">// classes; по факту, являясь полным по Тьюрингу функциональным языком, встроенным </text:p>
      <text:p text:style-name="P4">// в C++! </text:p>
      <text:p text:style-name="P4"/>
      <text:p text:style-name="P4">// <text:span text:style-name="T22">Начнем с вида универсального программирования, с которым вы, возможно, знакомы</text:span>. <text:s/></text:p>
      <text:p text:style-name="P4">// Определить класс или функцию, которые имеют тип в качестве параметра, можно следующим образом: </text:p>
      <text:p text:style-name="P4"><text:span text:style-name="T14">template&lt;class</text:span><text:span text:style-name="T15"> </text:span><text:span text:style-name="T19">T</text:span><text:span text:style-name="T14">&gt;</text:span><text:span text:style-name="T15"> </text:span></text:p>
      <text:p text:style-name="P4"><text:span text:style-name="T14">class</text:span><text:span text:style-name="T15"> </text:span><text:span text:style-name="T19">Box</text:span><text:span text:style-name="T15"> { </text:span></text:p>
      <text:p text:style-name="P4"><text:span text:style-name="T14">public:</text:span><text:span text:style-name="T15"> </text:span></text:p>
      <text:p text:style-name="P4"><text:span text:style-name="T15"><text:tab/></text:span>// В данном классе Т может использоваться в качестве любого другого типа. </text:p>
      <text:p text:style-name="P4"><text:span text:style-name="T19"><text:tab/>void</text:span><text:span text:style-name="T15"> </text:span><text:span text:style-name="T17">insert</text:span><text:span text:style-name="T15">(</text:span><text:span text:style-name="T14">const</text:span><text:span text:style-name="T15"> </text:span><text:span text:style-name="T17">T</text:span><text:span text:style-name="T14">&amp;</text:span><text:span text:style-name="T15">) { ... } </text:span></text:p>
      <text:p text:style-name="P4"><text:span text:style-name="T15">};</text:span> </text:p>
      <text:p text:style-name="P4"/>
      <text:p text:style-name="P4">// Во время компиляции компилятор фактически генерирует копии каждого шаблона </text:p>
      <text:p text:style-name="P4">// с подставленными параметрами, поэтому полное определение класса должно присутствовать <text:s/></text:p>
      <text:p text:style-name="P4">// при каждом вызове. Вот почему шаблонные классы определяются полностью </text:p>
      <text:p text:style-name="P4">// в заголовочных файлах. </text:p>
      <text:p text:style-name="P4"/>
      <text:p text:style-name="P4">// С<text:span text:style-name="T22">оздание примера шаблонного класса в стеке</text:span>: </text:p>
      <text:p text:style-name="P4"><text:span text:style-name="T17">Box</text:span><text:span text:style-name="T14">&lt;</text:span><text:span text:style-name="T19">int</text:span><text:span text:style-name="T14">&gt;</text:span><text:span text:style-name="T15"> </text:span><text:span text:style-name="T17">intBox</text:span><text:span text:style-name="T15">; </text:span></text:p>
      <text:p text:style-name="P7"/>
      <text:p text:style-name="P4">// Вы можете использовать <text:span text:style-name="T22">его</text:span> в соответствии с ожиданиями: </text:p>
      <text:p text:style-name="P4"><text:soft-page-break/><text:span text:style-name="T17">intBox</text:span><text:span text:style-name="T15">.</text:span><text:span text:style-name="T17">insert</text:span><text:span text:style-name="T15">(</text:span><text:span text:style-name="T20">123</text:span><text:span text:style-name="T15">); </text:span></text:p>
      <text:p text:style-name="P7"/>
      <text:p text:style-name="P4">// Разумеется, вы можете наследовать шаблоны: </text:p>
      <text:p text:style-name="P4"><text:span text:style-name="T17">Box</text:span><text:span text:style-name="T14">&lt;</text:span><text:span text:style-name="T17">Box</text:span><text:span text:style-name="T14">&lt;</text:span><text:span text:style-name="T19">int</text:span><text:span text:style-name="T14">&gt;</text:span><text:span text:style-name="T15"> </text:span><text:span text:style-name="T14">&gt;</text:span><text:span text:style-name="T15"> </text:span><text:span text:style-name="T17">boxOfBox</text:span><text:span text:style-name="T15">; </text:span></text:p>
      <text:p text:style-name="P4"><text:span text:style-name="T17">boxOfBox</text:span><text:span text:style-name="T15">.</text:span><text:span text:style-name="T17">insert</text:span><text:span text:style-name="T15">(</text:span><text:span text:style-name="T17">intBox</text:span><text:span text:style-name="T15">); </text:span></text:p>
      <text:p text:style-name="P7"/>
      <text:p text:style-name="P4">// Вплоть до C++11, вам необходимо было помещать пробел между двумя '&gt;', иначе '&gt;&gt;' </text:p>
      <text:p text:style-name="P4">// будет расценен как оператор сдвига вправо. </text:p>
      <text:p text:style-name="P4"/>
      <text:p text:style-name="P4">// Иногда вы будете видеть</text:p>
      <text:p text:style-name="P4">// template&lt;typename T&gt;. </text:p>
      <text:p text:style-name="P4">// Ключевые слова 'class' и 'typename' в основном взаимозаменяемые в данном случае.</text:p>
      <text:p text:style-name="P4">// Для подробной информации обратитесь к</text:p>
      <text:p text:style-name="P4">// <text:tab/>http://en.wikipedia.org/wiki/Typename </text:p>
      <text:p text:style-name="P4">// (да, у данного ключевого слова своя страница на <text:span text:style-name="T21">Wikipedia</text:span>). </text:p>
      <text:p text:style-name="P4"/>
      <text:p text:style-name="P4">// Схожим образом, шаблонная функция: </text:p>
      <text:p text:style-name="P4"><text:span text:style-name="T14">template&lt;class</text:span><text:span text:style-name="T15"> </text:span><text:span text:style-name="T19">T</text:span><text:span text:style-name="T14">&gt;</text:span><text:span text:style-name="T15"> </text:span></text:p>
      <text:p text:style-name="P4"><text:span text:style-name="T19">void</text:span><text:span text:style-name="T15"> </text:span><text:span text:style-name="T17">barkThreeTimes</text:span><text:span text:style-name="T15">(</text:span><text:span text:style-name="T14">const</text:span><text:span text:style-name="T15"> </text:span><text:span text:style-name="T17">T</text:span><text:span text:style-name="T14">&amp;</text:span><text:span text:style-name="T15"> </text:span><text:span text:style-name="T17">input</text:span><text:span text:style-name="T15">) </text:span></text:p>
      <text:p text:style-name="P7">{ </text:p>
      <text:p text:style-name="P4"><text:span text:style-name="T15"><text:tab/></text:span><text:span text:style-name="T17">input</text:span><text:span text:style-name="T15">.</text:span><text:span text:style-name="T17">bark</text:span><text:span text:style-name="T15">(); </text:span></text:p>
      <text:p text:style-name="P4"><text:span text:style-name="T15"><text:tab/></text:span><text:span text:style-name="T17">input</text:span><text:span text:style-name="T15">.</text:span><text:span text:style-name="T17">bark</text:span><text:span text:style-name="T15">(); </text:span></text:p>
      <text:p text:style-name="P4"><text:span text:style-name="T15"><text:tab/></text:span><text:span text:style-name="T17">input</text:span><text:span text:style-name="T15">.</text:span><text:span text:style-name="T17">bark</text:span><text:span text:style-name="T15">(); </text:span></text:p>
      <text:p text:style-name="P4"><text:span text:style-name="T15">}</text:span> </text:p>
      <text:p text:style-name="P4"/>
      <text:p text:style-name="P4">// Отметьте, что на этом моменте типовые параметры не специфицируются. Компилятор <text:s/></text:p>
      <text:p text:style-name="P4">// генерирует и затем делает проверку на тип при каждом вызове шаблона, поэтому </text:p>
      <text:p text:style-name="P4">// указанная выше функция работает с любым типом 'T', у которого есть константный метод 'bark' ! </text:p>
      <text:p text:style-name="P15"/>
      <text:p text:style-name="P4"><text:span text:style-name="T17">Dog</text:span><text:span text:style-name="T15"> </text:span><text:span text:style-name="T17">fluffy</text:span><text:span text:style-name="T15">; </text:span></text:p>
      <text:p text:style-name="P4"><text:span text:style-name="T17">fluffy</text:span><text:span text:style-name="T15">.</text:span><text:span text:style-name="T17">setName</text:span><text:span text:style-name="T15">(</text:span><text:span text:style-name="T24">"Fluffy"</text:span><text:span text:style-name="T15">) </text:span></text:p>
      <text:p text:style-name="P4"><text:span text:style-name="T17">barkThreeTimes</text:span><text:span text:style-name="T15">(</text:span><text:span text:style-name="T17">fluffy</text:span><text:span text:style-name="T15">); </text:span>// Трехкратный вывод "Fluffy barks". </text:p>
      <text:p text:style-name="P4"/>
      <text:p text:style-name="P4"><text:soft-page-break/>// Параметры шаблонов могут не быть классами: </text:p>
      <text:p text:style-name="P4"><text:span text:style-name="T14">template&lt;</text:span><text:span text:style-name="T19">int</text:span><text:span text:style-name="T15"> </text:span><text:span text:style-name="T17">Y</text:span><text:span text:style-name="T14">&gt;</text:span><text:span text:style-name="T15"> </text:span></text:p>
      <text:p text:style-name="P4"><text:span text:style-name="T19">void</text:span><text:span text:style-name="T15"> </text:span><text:span text:style-name="T17">printMessage</text:span><text:span text:style-name="T15">() { </text:span></text:p>
      <text:p text:style-name="P4"><text:span text:style-name="T17">cout</text:span><text:span text:style-name="T15"> </text:span><text:span text:style-name="T14">&lt;&lt;</text:span><text:span text:style-name="T15"> </text:span><text:span text:style-name="T24">"Learn C++ in "</text:span><text:span text:style-name="T15"> </text:span><text:span text:style-name="T14">&lt;&lt;</text:span><text:span text:style-name="T15"> </text:span><text:span text:style-name="T17">Y</text:span><text:span text:style-name="T15"> </text:span><text:span text:style-name="T14">&lt;&lt;</text:span><text:span text:style-name="T15"> </text:span><text:span text:style-name="T24">" minutes!"</text:span><text:span text:style-name="T15"> </text:span><text:span text:style-name="T14">&lt;&lt;</text:span><text:span text:style-name="T15"> </text:span><text:span text:style-name="T17">endl</text:span><text:span text:style-name="T15">; </text:span></text:p>
      <text:p text:style-name="P4"><text:span text:style-name="T15">}</text:span> </text:p>
      <text:p text:style-name="P4"/>
      <text:p text:style-name="P4">// Также вы можете неявно определять шаблоны для достижения более эффективного кода. <text:span text:style-name="T22">Разумеется, в реальной жизни их использование не настолько тривиальное как в данном случае</text:span>. </text:p>
      <text:p text:style-name="P4">// Отметьте, что вам все еще необходимо объявлять функцию (или класс) в качестве шаблона,</text:p>
      <text:p text:style-name="P4">// даже если вы явно указываете все параметры.</text:p>
      <text:p text:style-name="P4"><text:span text:style-name="T14">template&lt;&gt;</text:span><text:span text:style-name="T15"> </text:span></text:p>
      <text:p text:style-name="P4"><text:span text:style-name="T19">void</text:span><text:span text:style-name="T15"> </text:span><text:span text:style-name="T17">printMessage</text:span><text:span text:style-name="T14">&lt;</text:span><text:span text:style-name="T20">10</text:span><text:span text:style-name="T14">&gt;</text:span><text:span text:style-name="T15">() { </text:span></text:p>
      <text:p text:style-name="P4"><text:span text:style-name="T15"><text:tab/></text:span><text:span text:style-name="T17">cout</text:span><text:span text:style-name="T15"> </text:span><text:span text:style-name="T14">&lt;&lt;</text:span><text:span text:style-name="T15"> </text:span><text:span text:style-name="T24">"Learn C++ faster in only 10 minutes!"</text:span><text:span text:style-name="T15"> </text:span><text:span text:style-name="T14">&lt;&lt;</text:span><text:span text:style-name="T15"> </text:span><text:span text:style-name="T17">endl</text:span><text:span text:style-name="T15">;</text:span></text:p>
      <text:p text:style-name="P7">} </text:p>
      <text:p text:style-name="P7"/>
      <text:p text:style-name="P4"><text:span text:style-name="T17">printMessage</text:span><text:span text:style-name="T14">&lt;</text:span><text:span text:style-name="T20">20</text:span><text:span text:style-name="T14">&gt;</text:span><text:span text:style-name="T15">(); </text:span>// Вывод "Learn C++ in 20 minutes!" <text:span text:style-name="T17">printMessage</text:span><text:span text:style-name="T14">&lt;</text:span><text:span text:style-name="T20">10</text:span><text:span text:style-name="T14">&gt;</text:span><text:span text:style-name="T15">(); </text:span>// Вывод "Learn C++ faster in only 10 minutes!" </text:p>
      <text:p text:style-name="P4"/>
      <text:p text:style-name="P4">///////////////////// </text:p>
      <text:p text:style-name="P4">// Обработка исключений </text:p>
      <text:p text:style-name="P4">///////////////////// </text:p>
      <text:p text:style-name="P4"/>
      <text:p text:style-name="P4">// Стандартная библиотека поддерживает несколько типов исключений;</text:p>
      <text:p text:style-name="P4">// (см. http://en.cppreference.com/w/cpp/error/exception) </text:p>
      <text:p text:style-name="P4">// впрочем, любой тип может быть выброшен в качестве исключения </text:p>
      <text:p text:style-name="P8">#include &lt;exception&gt; </text:p>
      <text:p text:style-name="P8">#include &lt;stdexcept&gt; </text:p>
      <text:p text:style-name="P8"/>
      <text:p text:style-name="P4">// Все исключения, выброшенные внутри блока <text:span text:style-name="T21">try, </text:span><text:span text:style-name="T22">могут быть отловлены последующими</text:span> <text:s/></text:p>
      <text:p text:style-name="P4">// хэндлерами _catch_ . </text:p>
      <text:p text:style-name="P4"><text:span text:style-name="T17">try</text:span><text:span text:style-name="T15"> { </text:span></text:p>
      <text:p text:style-name="P4"><text:span text:style-name="T15"><text:tab/></text:span>// Не размещайте исключения в куче, используя _new_. <text:tab/><text:span text:style-name="T14">throw</text:span><text:span text:style-name="T15"> </text:span><text:span text:style-name="T17">std</text:span><text:span text:style-name="T14">::</text:span><text:span text:style-name="T17">runtime_error</text:span><text:span text:style-name="T15">(</text:span><text:span text:style-name="T24">"A problem occurred"</text:span><text:span text:style-name="T15">); </text:span></text:p>
      <text:p text:style-name="P7">} </text:p>
      <text:p text:style-name="P7"><text:soft-page-break/></text:p>
      <text:p text:style-name="P4">// Отлавливайте исключения с помощью константных ссылок, если они являются объектами </text:p>
      <text:p text:style-name="P4"><text:span text:style-name="T14">catch</text:span><text:span text:style-name="T15"> (</text:span><text:span text:style-name="T14">const</text:span><text:span text:style-name="T15"> </text:span><text:span text:style-name="T17">std</text:span><text:span text:style-name="T14">::</text:span><text:span text:style-name="T17">exception</text:span><text:span text:style-name="T14">&amp;</text:span><text:span text:style-name="T15"> </text:span><text:span text:style-name="T17">ex</text:span><text:span text:style-name="T15">) </text:span></text:p>
      <text:p text:style-name="P7">{ </text:p>
      <text:p text:style-name="P4"><text:span text:style-name="T15"><text:tab/></text:span><text:span text:style-name="T17">std</text:span><text:span text:style-name="T14">::</text:span><text:span text:style-name="T17">cout</text:span><text:span text:style-name="T15"> </text:span><text:span text:style-name="T14">&lt;&lt;</text:span><text:span text:style-name="T15"> </text:span><text:span text:style-name="T17">ex</text:span><text:span text:style-name="T15">.</text:span><text:span text:style-name="T17">what</text:span><text:span text:style-name="T15">(); </text:span></text:p>
      <text:p text:style-name="P4"><text:span text:style-name="T15">}</text:span> </text:p>
      <text:p text:style-name="P4"/>
      <text:p text:style-name="P4"/>
      <text:p text:style-name="P4">// Отлавливает любое исключение, не отловленное предыдущими блоками _catch_ </text:p>
      <text:p text:style-name="P4"><text:span text:style-name="T14">catch</text:span><text:span text:style-name="T15"> (...) </text:span></text:p>
      <text:p text:style-name="P7">{ </text:p>
      <text:p text:style-name="P4"><text:span text:style-name="T15"><text:tab/></text:span><text:span text:style-name="T17">std</text:span><text:span text:style-name="T14">::</text:span><text:span text:style-name="T17">cout</text:span><text:span text:style-name="T15"> </text:span><text:span text:style-name="T14">&lt;&lt;</text:span><text:span text:style-name="T15"> </text:span><text:span text:style-name="T24">"Unknown exception caught"</text:span><text:span text:style-name="T15">; </text:span></text:p>
      <text:p text:style-name="P4"><text:span text:style-name="T16"><text:tab/></text:span><text:span text:style-name="T14">throw</text:span><text:span text:style-name="T15">; </text:span>// Повторно выбрасывает исключение </text:p>
      <text:p text:style-name="P4"><text:span text:style-name="T15">}</text:span> </text:p>
      <text:p text:style-name="P4"/>
      <text:p text:style-name="P4">/////// </text:p>
      <text:p text:style-name="P4">// RAII </text:p>
      <text:p text:style-name="P4">/////// </text:p>
      <text:p text:style-name="P4"/>
      <text:p text:style-name="P4"/>
      <text:p text:style-name="P4">// RAII обозначает "Resource Acquisition Is Initialization" (Получение ресурса есть инициализация). </text:p>
      <text:p text:style-name="P4">// Часто считается наиболее мощной парадигмой в C++; </text:p>
      <text:p text:style-name="P4">// также является наиболее простой концепцией для конструктора объекта, получающего ресурсы того объекта </text:p>
      <text:p text:style-name="P4">// и деструктора, высвобождающего ресурсы. </text:p>
      <text:p text:style-name="P4"/>
      <text:p text:style-name="P4">// Для осознания полезности <text:span text:style-name="T21">RAII</text:span>, </text:p>
      <text:p text:style-name="P4">// предположим функцию, которая использует файловый обработчик С: </text:p>
      <text:p text:style-name="P4"><text:span text:style-name="T19">void</text:span><text:span text:style-name="T15"> </text:span><text:span text:style-name="T17">doSomethingWithAFile</text:span><text:span text:style-name="T15">(</text:span><text:span text:style-name="T14">const</text:span><text:span text:style-name="T15"> </text:span><text:span text:style-name="T19">char</text:span><text:span text:style-name="T14">*</text:span><text:span text:style-name="T15"> </text:span><text:span text:style-name="T17">filename</text:span><text:span text:style-name="T15">) </text:span></text:p>
      <text:p text:style-name="P7">{ </text:p>
      <text:p text:style-name="P4"><text:span text:style-name="T15"><text:tab/></text:span>// Для начала предположим, что ничего не пойдет не так. </text:p>
      <text:p text:style-name="P14"/>
      <text:p text:style-name="P4"><text:span text:style-name="T19"><text:tab/>FILE</text:span><text:span text:style-name="T14">*</text:span><text:span text:style-name="T15"> </text:span><text:span text:style-name="T17">fh</text:span><text:span text:style-name="T15"> </text:span><text:span text:style-name="T14">=</text:span><text:span text:style-name="T15"> </text:span><text:span text:style-name="T17">fopen</text:span><text:span text:style-name="T15">(</text:span><text:span text:style-name="T17">filename</text:span><text:span text:style-name="T15">, </text:span><text:span text:style-name="T24">"r"</text:span><text:span text:style-name="T15">); </text:span>// Открытие файла в режиме чтения. </text:p>
      <text:p text:style-name="P15"/>
      <text:p text:style-name="P4"><text:span text:style-name="T17"><text:tab/>doSomethingWithTheFile</text:span><text:span text:style-name="T15">(</text:span><text:span text:style-name="T17">fh</text:span><text:span text:style-name="T15">); </text:span></text:p>
      <text:p text:style-name="P4"><text:soft-page-break/><text:span text:style-name="T15"><text:tab/></text:span><text:span text:style-name="T17">doSomethingElseWithIt</text:span><text:span text:style-name="T15">(</text:span><text:span text:style-name="T17">fh</text:span><text:span text:style-name="T15">); </text:span></text:p>
      <text:p text:style-name="P4"><text:span text:style-name="T15"><text:tab/></text:span><text:span text:style-name="T17">fclose</text:span><text:span text:style-name="T15">(</text:span><text:span text:style-name="T17">fh</text:span><text:span text:style-name="T15">); </text:span>// Закрытие хэндла файла. </text:p>
      <text:p text:style-name="P4"><text:span text:style-name="T15">}</text:span> </text:p>
      <text:p text:style-name="P4"/>
      <text:p text:style-name="P4">// К сожалению, положение значительно усложняется обработкой ошибок. </text:p>
      <text:p text:style-name="P4">// Предположим, что fopen может не сработать, и doSomethingWithTheFile и </text:p>
      <text:p text:style-name="P4">// doSomethingElseWithIt вернут коды ошибок в случае неудачи</text:p>
      <text:p text:style-name="P4">// (Исключения являются предпочтительным способом обработки <text:s/><text:span text:style-name="T22">неудач</text:span>, </text:p>
      <text:p text:style-name="P4">// но некоторые программисты, особенно те, которые имеют опыт работы с С, </text:p>
      <text:p text:style-name="P4">// несогласны с полезностью исключений). </text:p>
      <text:p text:style-name="P4">// Нам теперь следует проверить каждый вызов на неудачи и закрыть обработчик файла </text:p>
      <text:p text:style-name="P4">// в случае обнаружения проблемы. </text:p>
      <text:p text:style-name="P4"><text:span text:style-name="T17">bool</text:span><text:span text:style-name="T15"> </text:span><text:span text:style-name="T17">doSomethingWithAFile</text:span><text:span text:style-name="T15">(</text:span><text:span text:style-name="T14">const</text:span><text:span text:style-name="T15"> </text:span><text:span text:style-name="T19">char</text:span><text:span text:style-name="T14">*</text:span><text:span text:style-name="T15"> </text:span><text:span text:style-name="T17">filename</text:span><text:span text:style-name="T15">) </text:span></text:p>
      <text:p text:style-name="P7">{ </text:p>
      <text:p text:style-name="P4"><text:span text:style-name="T16"><text:tab/></text:span><text:span text:style-name="T19">FILE</text:span><text:span text:style-name="T14">*</text:span><text:span text:style-name="T15"> </text:span><text:span text:style-name="T17">fh</text:span><text:span text:style-name="T15"> </text:span><text:span text:style-name="T14">=</text:span><text:span text:style-name="T15"> </text:span><text:span text:style-name="T17">fopen</text:span><text:span text:style-name="T15">(</text:span><text:span text:style-name="T17">filename</text:span><text:span text:style-name="T15">, </text:span><text:span text:style-name="T24">"r"</text:span><text:span text:style-name="T15">); </text:span>// Открытие файла в режиме чтения </text:p>
      <text:p text:style-name="P4"><text:span text:style-name="T14"><text:tab/>if</text:span><text:span text:style-name="T15"> (</text:span><text:span text:style-name="T17">fh</text:span><text:span text:style-name="T15"> </text:span><text:span text:style-name="T14">==</text:span><text:span text:style-name="T15"> </text:span><text:span text:style-name="T17">nullptr</text:span><text:span text:style-name="T15">) </text:span>// В случае неудачи указатель будет null. </text:p>
      <text:p text:style-name="P4"><text:span text:style-name="T14"><text:tab/><text:tab/>return</text:span><text:span text:style-name="T15"> </text:span><text:span text:style-name="T25">false</text:span><text:span text:style-name="T15">; </text:span>// Сообщение об ошибке. </text:p>
      <text:p text:style-name="P4"/>
      <text:p text:style-name="P4"><text:tab/>// Предположим, что каждая функция возвращает false в случае неудачи </text:p>
      <text:p text:style-name="P4"><text:span text:style-name="T14"><text:tab/>if</text:span><text:span text:style-name="T15"> (</text:span><text:span text:style-name="T14">!</text:span><text:span text:style-name="T17">doSomethingWithTheFile</text:span><text:span text:style-name="T15">(</text:span><text:span text:style-name="T17">fh</text:span><text:span text:style-name="T15">)) { </text:span></text:p>
      <text:p text:style-name="P4"><text:span text:style-name="T15"><text:tab/><text:tab/></text:span><text:span text:style-name="T17">fclose</text:span><text:span text:style-name="T15">(</text:span><text:span text:style-name="T17">fh</text:span><text:span text:style-name="T15">); </text:span>// Закрытие обработчика файла предотвращает его утечку. </text:p>
      <text:p text:style-name="P4"><text:span text:style-name="T14"><text:tab/><text:tab/>return</text:span><text:span text:style-name="T15"> </text:span><text:span text:style-name="T25">false</text:span><text:span text:style-name="T15">; </text:span>// <text:span text:style-name="T22">Передача ошибки</text:span>. </text:p>
      <text:p text:style-name="P7"><text:tab/>} </text:p>
      <text:p text:style-name="P4"><text:span text:style-name="T16"><text:tab/></text:span><text:span text:style-name="T14">if</text:span><text:span text:style-name="T15"> (</text:span><text:span text:style-name="T14">!</text:span><text:span text:style-name="T17">doSomethingElseWithIt</text:span><text:span text:style-name="T15">(</text:span><text:span text:style-name="T17">fh</text:span><text:span text:style-name="T15">)) { </text:span></text:p>
      <text:p text:style-name="P4"><text:span text:style-name="T15"><text:tab/><text:tab/></text:span><text:span text:style-name="T17">fclose</text:span><text:span text:style-name="T15">(</text:span><text:span text:style-name="T17">fh</text:span><text:span text:style-name="T15">); </text:span>// Закрытие обработчика файла предотвращает его утечку. </text:p>
      <text:p text:style-name="P4"><text:span text:style-name="T14"><text:tab/><text:tab/>return</text:span><text:span text:style-name="T15"> </text:span><text:span text:style-name="T25">false</text:span><text:span text:style-name="T15">; </text:span>// <text:span text:style-name="T22">Передача ошибки</text:span>. </text:p>
      <text:p text:style-name="P7"><text:tab/>} </text:p>
      <text:p text:style-name="P4"><text:span text:style-name="T15"><text:tab/></text:span><text:span text:style-name="T17">fclose</text:span><text:span text:style-name="T15">(</text:span><text:span text:style-name="T17">fh</text:span><text:span text:style-name="T15">); </text:span>// Закрытие обработчика файла предотвращает его утечку. </text:p>
      <text:p text:style-name="P4"><text:soft-page-break/><text:span text:style-name="T14"><text:tab/>return</text:span><text:span text:style-name="T15"> </text:span><text:span text:style-name="T25">true</text:span><text:span text:style-name="T15">; </text:span>// <text:span text:style-name="T22">Инициирует</text:span> успех </text:p>
      <text:p text:style-name="P4"><text:span text:style-name="T15">}</text:span> </text:p>
      <text:p text:style-name="P4"/>
      <text:p text:style-name="P4">// С-программисты часто облегчают процесс, используя goto: </text:p>
      <text:p text:style-name="P4"><text:span text:style-name="T17">bool</text:span><text:span text:style-name="T15"> </text:span><text:span text:style-name="T17">doSomethingWithAFile</text:span><text:span text:style-name="T15">(</text:span><text:span text:style-name="T14">const</text:span><text:span text:style-name="T15"> </text:span><text:span text:style-name="T19">char</text:span><text:span text:style-name="T14">*</text:span><text:span text:style-name="T15"> </text:span><text:span text:style-name="T17">filename</text:span><text:span text:style-name="T15">) </text:span></text:p>
      <text:p text:style-name="P7">{ </text:p>
      <text:p text:style-name="P4"><text:span text:style-name="T16"><text:tab/></text:span><text:span text:style-name="T19">FILE</text:span><text:span text:style-name="T14">*</text:span><text:span text:style-name="T15"> </text:span><text:span text:style-name="T17">fh</text:span><text:span text:style-name="T15"> </text:span><text:span text:style-name="T14">=</text:span><text:span text:style-name="T15"> </text:span><text:span text:style-name="T17">fopen</text:span><text:span text:style-name="T15">(</text:span><text:span text:style-name="T17">filename</text:span><text:span text:style-name="T15">, </text:span><text:span text:style-name="T24">"r"</text:span><text:span text:style-name="T15">); </text:span></text:p>
      <text:p text:style-name="P4"><text:span text:style-name="T16"><text:tab/></text:span><text:span text:style-name="T14">if</text:span><text:span text:style-name="T15"> (</text:span><text:span text:style-name="T17">fh</text:span><text:span text:style-name="T15"> </text:span><text:span text:style-name="T14">==</text:span><text:span text:style-name="T15"> </text:span><text:span text:style-name="T17">nullptr</text:span><text:span text:style-name="T15">) </text:span></text:p>
      <text:p text:style-name="P4"><text:span text:style-name="T16"><text:tab/><text:tab/></text:span><text:span text:style-name="T14">return</text:span><text:span text:style-name="T15"> </text:span><text:span text:style-name="T25">false</text:span><text:span text:style-name="T15">; </text:span></text:p>
      <text:p text:style-name="P12"/>
      <text:p text:style-name="P4"><text:span text:style-name="T16"><text:tab/></text:span><text:span text:style-name="T14">if</text:span><text:span text:style-name="T15"> (</text:span><text:span text:style-name="T14">!</text:span><text:span text:style-name="T17">doSomethingWithTheFile</text:span><text:span text:style-name="T15">(</text:span><text:span text:style-name="T17">fh</text:span><text:span text:style-name="T15">)) </text:span></text:p>
      <text:p text:style-name="P4"><text:span text:style-name="T16"><text:tab/><text:tab/></text:span><text:span text:style-name="T14">goto</text:span><text:span text:style-name="T15"> </text:span><text:span text:style-name="T17">failure</text:span><text:span text:style-name="T15">; </text:span></text:p>
      <text:p text:style-name="P12"><text:tab/></text:p>
      <text:p text:style-name="P4"><text:span text:style-name="T16"><text:tab/></text:span><text:span text:style-name="T14">if</text:span><text:span text:style-name="T15"> (</text:span><text:span text:style-name="T14">!</text:span><text:span text:style-name="T17">doSomethingElseWithIt</text:span><text:span text:style-name="T15">(</text:span><text:span text:style-name="T17">fh</text:span><text:span text:style-name="T15">)) </text:span></text:p>
      <text:p text:style-name="P4"><text:span text:style-name="T16"><text:tab/><text:tab/></text:span><text:span text:style-name="T14">goto</text:span><text:span text:style-name="T15"> </text:span><text:span text:style-name="T17">failure</text:span><text:span text:style-name="T15">; </text:span></text:p>
      <text:p text:style-name="P7"/>
      <text:p text:style-name="P4"><text:span text:style-name="T15"><text:tab/></text:span><text:span text:style-name="T17">fclose</text:span><text:span text:style-name="T15">(</text:span><text:span text:style-name="T17">fh</text:span><text:span text:style-name="T15">); </text:span>// Закрыть файл </text:p>
      <text:p text:style-name="P4"><text:span text:style-name="T14"><text:tab/>return</text:span><text:span text:style-name="T15"> </text:span><text:span text:style-name="T25">true</text:span><text:span text:style-name="T15">; </text:span>// Индицирует успех </text:p>
      <text:p text:style-name="P15"/>
      <text:p text:style-name="P4"><text:span text:style-name="T17">failure</text:span><text:span text:style-name="T14">:</text:span><text:span text:style-name="T15"> </text:span></text:p>
      <text:p text:style-name="P4"><text:span text:style-name="T15"><text:tab/></text:span><text:span text:style-name="T17">fclose</text:span><text:span text:style-name="T15">(</text:span><text:span text:style-name="T17">fh</text:span><text:span text:style-name="T15">); </text:span></text:p>
      <text:p text:style-name="P4"><text:span text:style-name="T16"><text:tab/></text:span><text:span text:style-name="T14">return</text:span><text:span text:style-name="T15"> </text:span><text:span text:style-name="T25">false</text:span><text:span text:style-name="T15">; </text:span>// Передача ошибки </text:p>
      <text:p text:style-name="P4"><text:span text:style-name="T15">}</text:span> </text:p>
      <text:p text:style-name="P4"/>
      <text:p text:style-name="P4">// <text:span text:style-name="T22">Если функция выбрасывает ошибку, то с использованием исключений</text:span>, </text:p>
      <text:p text:style-name="P4">// положение проясняется, но все еще не оптимально. </text:p>
      <text:p text:style-name="P4"><text:span text:style-name="T19">void</text:span><text:span text:style-name="T15"> </text:span><text:span text:style-name="T17">doSomethingWithAFile</text:span><text:span text:style-name="T15">(</text:span><text:span text:style-name="T14">const</text:span><text:span text:style-name="T15"> </text:span><text:span text:style-name="T19">char</text:span><text:span text:style-name="T14">*</text:span><text:span text:style-name="T15"> </text:span><text:span text:style-name="T17">filename</text:span><text:span text:style-name="T15">) </text:span></text:p>
      <text:p text:style-name="P7">{ </text:p>
      <text:p text:style-name="P4"><text:span text:style-name="T16"><text:tab/></text:span><text:span text:style-name="T19">FILE</text:span><text:span text:style-name="T14">*</text:span><text:span text:style-name="T15"> </text:span><text:span text:style-name="T17">fh</text:span><text:span text:style-name="T15"> </text:span><text:span text:style-name="T14">=</text:span><text:span text:style-name="T15"> </text:span><text:span text:style-name="T17">fopen</text:span><text:span text:style-name="T15">(</text:span><text:span text:style-name="T17">filename</text:span><text:span text:style-name="T15">, </text:span><text:span text:style-name="T24">"r"</text:span><text:span text:style-name="T15">); </text:span>// Открытие файла в режиме чтения</text:p>
      <text:p text:style-name="P4"><text:span text:style-name="T14"><text:tab/>if</text:span><text:span text:style-name="T15"> (</text:span><text:span text:style-name="T17">fh</text:span><text:span text:style-name="T15"> </text:span><text:span text:style-name="T14">==</text:span><text:span text:style-name="T15"> </text:span><text:span text:style-name="T17">nullptr</text:span><text:span text:style-name="T15">) </text:span></text:p>
      <text:p text:style-name="P4"><text:span text:style-name="T16"><text:tab/><text:tab/></text:span><text:span text:style-name="T14">throw</text:span><text:span text:style-name="T15"> </text:span><text:span text:style-name="T17">std</text:span><text:span text:style-name="T14">::</text:span><text:span text:style-name="T17">runtime_error</text:span><text:span text:style-name="T15">(</text:span><text:span text:style-name="T24">"Could not open the file."</text:span><text:span text:style-name="T15">); </text:span></text:p>
      <text:p text:style-name="P7"/>
      <text:p text:style-name="P4"><text:span text:style-name="T15"><text:tab/></text:span><text:span text:style-name="T17">try</text:span><text:span text:style-name="T15"> { </text:span></text:p>
      <text:p text:style-name="P4"><text:span text:style-name="T15"><text:tab/><text:tab/></text:span><text:span text:style-name="T17">doSomethingWithTheFile</text:span><text:span text:style-name="T15">(</text:span><text:span text:style-name="T17">fh</text:span><text:span text:style-name="T15">);</text:span></text:p>
      <text:p text:style-name="P4"><text:span text:style-name="T15"><text:tab/><text:tab/></text:span><text:span text:style-name="T17">doSomethingElseWithIt</text:span><text:span text:style-name="T15">(</text:span><text:span text:style-name="T17">fh</text:span><text:span text:style-name="T15">); </text:span></text:p>
      <text:p text:style-name="P7">} </text:p>
      <text:p text:style-name="P4"><text:span text:style-name="T14">catch</text:span><text:span text:style-name="T15"> (...) { </text:span></text:p>
      <text:p text:style-name="P4"><text:soft-page-break/><text:span text:style-name="T15"><text:tab/></text:span><text:span text:style-name="T17">fclose</text:span><text:span text:style-name="T15">(</text:span><text:span text:style-name="T17">fh</text:span><text:span text:style-name="T15">); </text:span>// Удостоверьтесь, что файл закрывается в случае ошибки. </text:p>
      <text:p text:style-name="P4"><text:span text:style-name="T14"><text:tab/>throw</text:span><text:span text:style-name="T15">; </text:span>// Затем повторно выбросьте исключение. </text:p>
      <text:p text:style-name="P7"><text:tab/>} </text:p>
      <text:p text:style-name="P7"/>
      <text:p text:style-name="P4"><text:span text:style-name="T15"><text:tab/></text:span><text:span text:style-name="T17">fclose</text:span><text:span text:style-name="T15">(</text:span><text:span text:style-name="T17">fh</text:span><text:span text:style-name="T15">); </text:span>// Закрытие файла </text:p>
      <text:p text:style-name="P4"><text:tab/>// Все выполнено</text:p>
      <text:p text:style-name="P4"><text:span text:style-name="T15">} </text:span><text:line-break/></text:p>
      <text:p text:style-name="P4">// Сравните это с использованием класса потока C++ (fstream) </text:p>
      <text:p text:style-name="P4">// fstream использует свой деструктор для закрытия файла. </text:p>
      <text:p text:style-name="P4">// Из вышеупомянутого следует, что деструкторы вызываются автоматически, </text:p>
      <text:p text:style-name="P4">// когда объект выходит из области видимости. </text:p>
      <text:p text:style-name="P4"><text:span text:style-name="T19">void</text:span><text:span text:style-name="T15"> </text:span><text:span text:style-name="T17">doSomethingWithAFile</text:span><text:span text:style-name="T15">(</text:span><text:span text:style-name="T14">const</text:span><text:span text:style-name="T15"> </text:span><text:span text:style-name="T17">std</text:span><text:span text:style-name="T14">::</text:span><text:span text:style-name="T17">string</text:span><text:span text:style-name="T14">&amp;</text:span><text:span text:style-name="T15"> </text:span><text:span text:style-name="T17">filename</text:span><text:span text:style-name="T15">) </text:span></text:p>
      <text:p text:style-name="P7">{ </text:p>
      <text:p text:style-name="P4"><text:span text:style-name="T15"><text:tab/></text:span>// размер ifstream недостаточен для входного потока файла </text:p>
      <text:p text:style-name="P4"><text:span text:style-name="T17"><text:tab/>std</text:span><text:span text:style-name="T14">::</text:span><text:span text:style-name="T17">ifstream</text:span><text:span text:style-name="T15"> </text:span><text:span text:style-name="T17">fh</text:span><text:span text:style-name="T15">(</text:span><text:span text:style-name="T17">filename</text:span><text:span text:style-name="T15">); </text:span>// <text:span text:style-name="T22">Открытие файла</text:span> </text:p>
      <text:p text:style-name="P4"/>
      <text:p text:style-name="P4"><text:tab/>// Выполнение операций с файлом</text:p>
      <text:p text:style-name="P4"><text:span text:style-name="T17"><text:tab/>doSomethingWithTheFile</text:span><text:span text:style-name="T15">(</text:span><text:span text:style-name="T17">fh</text:span><text:span text:style-name="T15">); </text:span></text:p>
      <text:p text:style-name="P4"><text:span text:style-name="T15"><text:tab/></text:span><text:span text:style-name="T17">doSomethingElseWithIt</text:span><text:span text:style-name="T15">(</text:span><text:span text:style-name="T17">fh</text:span><text:span text:style-name="T15">); </text:span></text:p>
      <text:p text:style-name="P4"><text:span text:style-name="T15">} </text:span>// Здесь файл автоматически закрывается деструктором. <text:line-break/></text:p>
      <text:p text:style-name="P4">// Все вышеуказанное имеет неоспоримые преимущества: </text:p>
      <text:p text:style-name="P4">// 1. Вне зависимости от того, что происходит, </text:p>
      <text:p text:style-name="P4">// ресурс (в данном случае обработчик файла) будет очищен. </text:p>
      <text:p text:style-name="P4">// Если вы написали деструктор корректно, </text:p>
      <text:p text:style-name="P4">// невозможно забыть закрыть обработчик и допустить утечку памяти. </text:p>
      <text:p text:style-name="P4">// 2. Заметьте, что код становится намного чище. </text:p>
      <text:p text:style-name="P4">// Деструктор выполняет закрытие файла в скрытом режиме, </text:p>
      <text:p text:style-name="P4">// и вам не следует об этом беспокоиться. </text:p>
      <text:p text:style-name="P4">// 3. Код защищен от исключений. </text:p>
      <text:p text:style-name="P4">// Исключение может быть выброшено в функции в любом месте, и очистка</text:p>
      <text:p text:style-name="P4">// все равно будет произведена. </text:p>
      <text:p text:style-name="P4"/>
      <text:p text:style-name="P4"><text:soft-page-break/>// Весь идиоматический код C++ <text:span text:style-name="T22">обширно</text:span> использует<text:span text:style-name="T21"> </text:span>RAII<text:span text:style-name="T22"> для всех ресурсов</text:span>. </text:p>
      <text:p text:style-name="P4">// Ниже приведены дополнительные примеры: </text:p>
      <text:p text:style-name="P4">// - Использующие память unique_ptr и shared_ptr </text:p>
      <text:p text:style-name="P4">// - Контейнеры — связанные списки стандартной библиотеки, </text:p>
      <text:p text:style-name="P4">// например, vector (т. е. массив изменяющегося размера), </text:p>
      <text:p text:style-name="P4">// автоматически уничтожают свое содержимое, когда они выходят из области видимости. </text:p>
      <text:p text:style-name="P4">// - Mutex<text:span text:style-name="T21">'</text:span><text:span text:style-name="T22">ы (от </text:span><text:span text:style-name="T21">«mutual exclusive») </text:span><text:span text:style-name="T22">используют</text:span> lock_guard и unique_lock </text:p>
      <text:p text:style-name="P4"/>
      <text:p text:style-name="P4">// Контейнеры с объектными ключами с непримитивными значениями (пользовательские классы) требуют </text:p>
      <text:p text:style-name="P4">// <text:span text:style-name="T22">сравнительных функций в самом объекте или в качестве указателя функции</text:span>. Примитивы </text:p>
      <text:p text:style-name="P4">// имеют компараторы по умолчанию, но их можно модифицировать. </text:p>
      <text:p text:style-name="P4"><text:span text:style-name="T14">class</text:span><text:span text:style-name="T15"> </text:span><text:span text:style-name="T19">Foo</text:span><text:span text:style-name="T15"> { </text:span></text:p>
      <text:p text:style-name="P4"><text:span text:style-name="T14">public:</text:span><text:span text:style-name="T15"> </text:span></text:p>
      <text:p text:style-name="P4"><text:span text:style-name="T16"><text:tab/></text:span><text:span text:style-name="T19">int</text:span><text:span text:style-name="T15"> </text:span><text:span text:style-name="T17">j</text:span><text:span text:style-name="T15">; </text:span></text:p>
      <text:p text:style-name="P4"><text:span text:style-name="T15"><text:tab/></text:span><text:span text:style-name="T17">Foo</text:span><text:span text:style-name="T15">(</text:span><text:span text:style-name="T19">int</text:span><text:span text:style-name="T15"> </text:span><text:span text:style-name="T17">a</text:span><text:span text:style-name="T15">) </text:span><text:span text:style-name="T14">:</text:span><text:span text:style-name="T15"> </text:span><text:span text:style-name="T17">j</text:span><text:span text:style-name="T15">(</text:span><text:span text:style-name="T17">a</text:span><text:span text:style-name="T15">) {} </text:span></text:p>
      <text:p text:style-name="P7">}; </text:p>
      <text:p text:style-name="P4"><text:span text:style-name="T14">struct</text:span><text:span text:style-name="T15"> </text:span><text:span text:style-name="T17">compareFunction</text:span><text:span text:style-name="T15"> { </text:span></text:p>
      <text:p text:style-name="P4"><text:span text:style-name="T15"><text:tab/></text:span><text:span text:style-name="T17">bool</text:span><text:span text:style-name="T15"> </text:span><text:span text:style-name="T14">operator</text:span><text:span text:style-name="T15">()(</text:span><text:span text:style-name="T14">const</text:span><text:span text:style-name="T15"> </text:span><text:span text:style-name="T17">Foo</text:span><text:span text:style-name="T14">&amp;</text:span><text:span text:style-name="T15"> </text:span><text:span text:style-name="T17">a</text:span><text:span text:style-name="T15">, </text:span><text:span text:style-name="T14">const</text:span><text:span text:style-name="T15"> </text:span><text:span text:style-name="T17">Foo</text:span><text:span text:style-name="T14">&amp;</text:span><text:span text:style-name="T15"> </text:span><text:span text:style-name="T17">b</text:span><text:span text:style-name="T15">) </text:span><text:span text:style-name="T14">const</text:span><text:span text:style-name="T15"> { </text:span></text:p>
      <text:p text:style-name="P4"><text:span text:style-name="T16"><text:tab/><text:tab/></text:span><text:span text:style-name="T14">return</text:span><text:span text:style-name="T15"> </text:span><text:span text:style-name="T17">a</text:span><text:span text:style-name="T15">.</text:span><text:span text:style-name="T17">j</text:span><text:span text:style-name="T15"> </text:span><text:span text:style-name="T14">&lt;</text:span><text:span text:style-name="T15"> </text:span><text:span text:style-name="T17">b</text:span><text:span text:style-name="T15">.</text:span><text:span text:style-name="T17">j</text:span><text:span text:style-name="T15">; </text:span></text:p>
      <text:p text:style-name="P7"><text:tab/>} </text:p>
      <text:p text:style-name="P7">}; </text:p>
      <text:p text:style-name="P4">//не разрешено (хотя и может варьироваться в зависимости от компилятора) </text:p>
      <text:p text:style-name="P4">//std::map&lt;Foo, int&gt; fooMap; </text:p>
      <text:p text:style-name="P4"><text:span text:style-name="T17">std</text:span><text:span text:style-name="T14">::</text:span><text:span text:style-name="T17">map</text:span><text:span text:style-name="T14">&lt;</text:span><text:span text:style-name="T17">Foo</text:span><text:span text:style-name="T15">, </text:span><text:span text:style-name="T19">int</text:span><text:span text:style-name="T15">, </text:span><text:span text:style-name="T17">compareFunction</text:span><text:span text:style-name="T14">&gt;</text:span><text:span text:style-name="T15"> </text:span><text:span text:style-name="T17">fooMap</text:span><text:span text:style-name="T15">; </text:span></text:p>
      <text:p text:style-name="P4"><text:span text:style-name="T17">fooMap</text:span><text:span text:style-name="T15">[</text:span><text:span text:style-name="T17">Foo</text:span><text:span text:style-name="T15">(</text:span><text:span text:style-name="T20">1</text:span><text:span text:style-name="T15">)] </text:span><text:span text:style-name="T14">=</text:span><text:span text:style-name="T15"> </text:span><text:span text:style-name="T20">1</text:span><text:span text:style-name="T15">; </text:span></text:p>
      <text:p text:style-name="P4"><text:span text:style-name="T17">fooMap</text:span><text:span text:style-name="T15">.</text:span><text:span text:style-name="T17">find</text:span><text:span text:style-name="T15">(</text:span><text:span text:style-name="T17">Foo</text:span><text:span text:style-name="T15">(</text:span><text:span text:style-name="T20">1</text:span><text:span text:style-name="T15">)); </text:span>//истина</text:p>
      <text:p text:style-name="P4"><text:s/></text:p>
      <text:p text:style-name="P4">/////////////////////////////////////// </text:p>
      <text:p text:style-name="P4">// Лямбда-выражение (C++11 и выше) </text:p>
      <text:p text:style-name="P4">/////////////////////////////////////// </text:p>
      <text:p text:style-name="P4"/>
      <text:p text:style-name="P4">// Лямбды — это удобный способ определения объекта анонимной функции </text:p>
      <text:p text:style-name="P4"><text:soft-page-break/>// прямо в том месте, где его вызвали или передали как аргумент к функции. </text:p>
      <text:p text:style-name="P4"/>
      <text:p text:style-name="P4">// Например, предположим, что производится сортировка вектора парных значений по второму </text:p>
      <text:p text:style-name="P4">// значению пары </text:p>
      <text:p text:style-name="P15"/>
      <text:p text:style-name="P4"><text:span text:style-name="T17">vector</text:span><text:span text:style-name="T14">&lt;</text:span><text:span text:style-name="T17">pair</text:span><text:span text:style-name="T14">&lt;</text:span><text:span text:style-name="T19">int</text:span><text:span text:style-name="T15">, </text:span><text:span text:style-name="T19">int</text:span><text:span text:style-name="T14">&gt;</text:span><text:span text:style-name="T15"> </text:span><text:span text:style-name="T14">&gt;</text:span><text:span text:style-name="T15"> </text:span><text:span text:style-name="T17">tester</text:span><text:span text:style-name="T15">; </text:span><text:span text:style-name="T17">tester</text:span><text:span text:style-name="T15">.</text:span><text:span text:style-name="T17">push_back</text:span><text:span text:style-name="T15">(</text:span><text:span text:style-name="T17">make_pair</text:span><text:span text:style-name="T15">(</text:span><text:span text:style-name="T20">3</text:span><text:span text:style-name="T15">, </text:span><text:span text:style-name="T20">6</text:span><text:span text:style-name="T15">)); </text:span><text:span text:style-name="T17">tester</text:span><text:span text:style-name="T15">.</text:span><text:span text:style-name="T17">push_back</text:span><text:span text:style-name="T15">(</text:span><text:span text:style-name="T17">make_pair</text:span><text:span text:style-name="T15">(</text:span><text:span text:style-name="T20">1</text:span><text:span text:style-name="T15">, </text:span><text:span text:style-name="T20">9</text:span><text:span text:style-name="T15">)); </text:span><text:span text:style-name="T17">tester</text:span><text:span text:style-name="T15">.</text:span><text:span text:style-name="T17">push_back</text:span><text:span text:style-name="T15">(</text:span><text:span text:style-name="T17">make_pair</text:span><text:span text:style-name="T15">(</text:span><text:span text:style-name="T20">5</text:span><text:span text:style-name="T15">, </text:span><text:span text:style-name="T20">0</text:span><text:span text:style-name="T15">)); </text:span></text:p>
      <text:p text:style-name="P7"/>
      <text:p text:style-name="P4">// Передаем лямбда-выражение в качестве третьего аргумента функции sort, </text:p>
      <text:p text:style-name="P4">// которая располагается в хэдере &lt;algorithm&gt; </text:p>
      <text:p text:style-name="P4"/>
      <text:p text:style-name="P4"><text:span text:style-name="T17">sort</text:span><text:span text:style-name="T15">(</text:span><text:span text:style-name="T17">tester</text:span><text:span text:style-name="T15">.</text:span><text:span text:style-name="T17">begin</text:span><text:span text:style-name="T15">(), </text:span><text:span text:style-name="T17">tester</text:span><text:span text:style-name="T15">.</text:span><text:span text:style-name="T17">end</text:span><text:span text:style-name="T15">(), [](</text:span><text:span text:style-name="T14">const</text:span><text:span text:style-name="T15"> </text:span><text:span text:style-name="T17">pair</text:span><text:span text:style-name="T14">&lt;</text:span><text:span text:style-name="T19">int</text:span><text:span text:style-name="T15">, </text:span><text:span text:style-name="T19">int</text:span><text:span text:style-name="T14">&gt;&amp;</text:span><text:span text:style-name="T15"> </text:span><text:span text:style-name="T17">lhs</text:span><text:span text:style-name="T15">, </text:span><text:span text:style-name="T14">const</text:span><text:span text:style-name="T15"> </text:span><text:span text:style-name="T17">pair</text:span><text:span text:style-name="T14">&lt;</text:span><text:span text:style-name="T19">int</text:span><text:span text:style-name="T15">, </text:span><text:span text:style-name="T19">int</text:span><text:span text:style-name="T14">&gt;&amp;</text:span><text:span text:style-name="T15"> </text:span><text:span text:style-name="T17">rhs</text:span><text:span text:style-name="T15">) { </text:span></text:p>
      <text:p text:style-name="P4"><text:span text:style-name="T16"><text:tab/></text:span><text:span text:style-name="T14">return</text:span><text:span text:style-name="T15"> </text:span><text:span text:style-name="T17">lhs</text:span><text:span text:style-name="T15">.</text:span><text:span text:style-name="T17">second</text:span><text:span text:style-name="T15"> </text:span><text:span text:style-name="T14">&lt;</text:span><text:span text:style-name="T15"> </text:span><text:span text:style-name="T17">rhs</text:span><text:span text:style-name="T15">.</text:span><text:span text:style-name="T17">second</text:span><text:span text:style-name="T15">; </text:span></text:p>
      <text:p text:style-name="P7"><text:tab/>}); </text:p>
      <text:p text:style-name="P7"/>
      <text:p text:style-name="P4">// Обратите внимание на синтаксис лямбда-выражения, </text:p>
      <text:p text:style-name="P4">// [] используется для "захвата" переменных</text:p>
      <text:p text:style-name="P4">// "Список захваченного" определяет, что снаружи лямбды должно быть доступно внутри тела функции и как. </text:p>
      <text:p text:style-name="P4">// Может выглядеть следующим образом: </text:p>
      <text:p text:style-name="P4">// 1. значение : [x] </text:p>
      <text:p text:style-name="P4">// 2. ссылка : [&amp;x] </text:p>
      <text:p text:style-name="P4">// 3. любая переменная, переданная в текущий контекст по ссылке [&amp;] </text:p>
      <text:p text:style-name="P4">// 4. аналогично пункту 3, переменная передается по значению [=] </text:p>
      <text:p text:style-name="P4">// Пример: </text:p>
      <text:p text:style-name="P15"/>
      <text:p text:style-name="P4"><text:span text:style-name="T17">vector</text:span><text:span text:style-name="T14">&lt;</text:span><text:span text:style-name="T19">int</text:span><text:span text:style-name="T14">&gt;</text:span><text:span text:style-name="T15"> </text:span><text:span text:style-name="T17">dog_ids</text:span><text:span text:style-name="T15">; </text:span></text:p>
      <text:p text:style-name="P4">// number_of_dogs = 3; </text:p>
      <text:p text:style-name="P4"><text:span text:style-name="T14">for</text:span><text:span text:style-name="T15">(</text:span><text:span text:style-name="T19">int</text:span><text:span text:style-name="T15"> </text:span><text:span text:style-name="T17">i</text:span><text:span text:style-name="T15"> </text:span><text:span text:style-name="T14">=</text:span><text:span text:style-name="T15"> </text:span><text:span text:style-name="T20">0</text:span><text:span text:style-name="T15">; </text:span><text:span text:style-name="T17">i</text:span><text:span text:style-name="T15"> </text:span><text:span text:style-name="T14">&lt;</text:span><text:span text:style-name="T15"> </text:span><text:span text:style-name="T20">3</text:span><text:span text:style-name="T15">; </text:span><text:span text:style-name="T17">i</text:span><text:span text:style-name="T14">++</text:span><text:span text:style-name="T15">) { </text:span></text:p>
      <text:p text:style-name="P4"><text:span text:style-name="T15"><text:tab/></text:span><text:span text:style-name="T17">dog_ids</text:span><text:span text:style-name="T15">.</text:span><text:span text:style-name="T17">push_back</text:span><text:span text:style-name="T15">(</text:span><text:span text:style-name="T17">i</text:span><text:span text:style-name="T15">); </text:span></text:p>
      <text:p text:style-name="P4"><text:span text:style-name="T15">}</text:span> </text:p>
      <text:p text:style-name="P4"/>
      <text:p text:style-name="P4"><text:soft-page-break/><text:span text:style-name="T19">int</text:span><text:span text:style-name="T15"> </text:span><text:span text:style-name="T17">weight</text:span><text:span text:style-name="T15">[</text:span><text:span text:style-name="T20">3</text:span><text:span text:style-name="T15">] </text:span><text:span text:style-name="T14">=</text:span><text:span text:style-name="T15"> {</text:span><text:span text:style-name="T20">30</text:span><text:span text:style-name="T15">, </text:span><text:span text:style-name="T20">50</text:span><text:span text:style-name="T15">, </text:span><text:span text:style-name="T20">10</text:span><text:span text:style-name="T15">}; </text:span></text:p>
      <text:p text:style-name="P7"/>
      <text:p text:style-name="P4">// Предположим, что требуется отсортировать dog_ids по весам. </text:p>
      <text:p text:style-name="P4">// Поэтому dog_ids должны в конце принять значения: [2, 0, 1] </text:p>
      <text:p text:style-name="P4"/>
      <text:p text:style-name="P4">// И вот где пригодились лямбда-выражения</text:p>
      <text:p text:style-name="P4"><text:span text:style-name="T17">sort</text:span><text:span text:style-name="T15">(</text:span><text:span text:style-name="T17">dog_ids</text:span><text:span text:style-name="T15">.</text:span><text:span text:style-name="T17">begin</text:span><text:span text:style-name="T15">(), </text:span><text:span text:style-name="T17">dog_ids</text:span><text:span text:style-name="T15">.</text:span><text:span text:style-name="T17">end</text:span><text:span text:style-name="T15">(), [</text:span><text:span text:style-name="T14">&amp;</text:span><text:span text:style-name="T17">weight</text:span><text:span text:style-name="T15">](</text:span><text:span text:style-name="T14">const</text:span><text:span text:style-name="T15"> </text:span><text:span text:style-name="T19">int</text:span><text:span text:style-name="T15"> </text:span><text:span text:style-name="T14">&amp;</text:span><text:span text:style-name="T17">lhs</text:span><text:span text:style-name="T15">, </text:span><text:span text:style-name="T14">const</text:span><text:span text:style-name="T15"> </text:span><text:span text:style-name="T19">int</text:span><text:span text:style-name="T15"> </text:span><text:span text:style-name="T14">&amp;</text:span><text:span text:style-name="T17">rhs</text:span><text:span text:style-name="T15">) { </text:span></text:p>
      <text:p text:style-name="P4"><text:span text:style-name="T16"><text:tab/></text:span><text:span text:style-name="T14">return</text:span><text:span text:style-name="T15"> </text:span><text:span text:style-name="T17">weight</text:span><text:span text:style-name="T15">[</text:span><text:span text:style-name="T17">lhs</text:span><text:span text:style-name="T15">] </text:span><text:span text:style-name="T14">&lt;</text:span><text:span text:style-name="T15"> </text:span><text:span text:style-name="T17">weight</text:span><text:span text:style-name="T15">[</text:span><text:span text:style-name="T17">rhs</text:span><text:span text:style-name="T15">]; </text:span></text:p>
      <text:p text:style-name="P7">}); </text:p>
      <text:p text:style-name="P4">// Теперь мы получили "weight" по ссылке в примере выше. </text:p>
      <text:p text:style-name="P4">// Подробней о лямбда-выражениях в C++ : http://stackoverflow.com/questions/7627098/what-is-a-lambda-expression-in-c11 </text:p>
      <text:p text:style-name="P4"/>
      <text:p text:style-name="P4">/////////////////////////////// </text:p>
      <text:p text:style-name="P4">// <text:span text:style-name="T22">Диапазон</text:span> (C++11 и выше) </text:p>
      <text:p text:style-name="P4">/////////////////////////////// </text:p>
      <text:p text:style-name="P4"/>
      <text:p text:style-name="P4">// <text:span text:style-name="T22">Вы можете использовать диапазон в циклах для выполнения операций через контейнер</text:span></text:p>
      <text:p text:style-name="P4"><text:span text:style-name="T19">int</text:span><text:span text:style-name="T15"> </text:span><text:span text:style-name="T17">arr</text:span><text:span text:style-name="T15">[] </text:span><text:span text:style-name="T14">=</text:span><text:span text:style-name="T15"> {</text:span><text:span text:style-name="T20">1</text:span><text:span text:style-name="T15">, </text:span><text:span text:style-name="T20">10</text:span><text:span text:style-name="T15">, </text:span><text:span text:style-name="T20">3</text:span><text:span text:style-name="T15">}; </text:span></text:p>
      <text:p text:style-name="P12"/>
      <text:p text:style-name="P4"><text:span text:style-name="T14">for</text:span><text:span text:style-name="T15">(</text:span><text:span text:style-name="T19">int</text:span><text:span text:style-name="T15"> </text:span><text:span text:style-name="T17">elem</text:span><text:span text:style-name="T14">:</text:span><text:span text:style-name="T15"> </text:span><text:span text:style-name="T17">arr</text:span><text:span text:style-name="T15">){ </text:span></text:p>
      <text:p text:style-name="P4"><text:span text:style-name="T15"><text:tab/></text:span><text:span text:style-name="T17">cout</text:span><text:span text:style-name="T15"> </text:span><text:span text:style-name="T14">&lt;&lt;</text:span><text:span text:style-name="T15"> </text:span><text:span text:style-name="T17">elem</text:span><text:span text:style-name="T15"> </text:span><text:span text:style-name="T14">&lt;&lt;</text:span><text:span text:style-name="T15"> </text:span><text:span text:style-name="T17">endl</text:span><text:span text:style-name="T15">; </text:span></text:p>
      <text:p text:style-name="P7">} </text:p>
      <text:p text:style-name="P7"/>
      <text:p text:style-name="P4">// Вы можете использовать "auto" и не беспокоиться о типе элементов контейнера </text:p>
      <text:p text:style-name="P4">// Например: </text:p>
      <text:p text:style-name="P16"/>
      <text:p text:style-name="P4"><text:span text:style-name="T14">for</text:span><text:span text:style-name="T15">(</text:span><text:span text:style-name="T14">auto</text:span><text:span text:style-name="T15"> </text:span><text:span text:style-name="T17">elem</text:span><text:span text:style-name="T14">:</text:span><text:span text:style-name="T15"> </text:span><text:span text:style-name="T17">arr</text:span><text:span text:style-name="T15">) { </text:span></text:p>
      <text:p text:style-name="P4"><text:span text:style-name="T15"><text:tab/></text:span>// Операции с каждым элементом массива </text:p>
      <text:p text:style-name="P4"><text:span text:style-name="T15">}</text:span> </text:p>
      <text:p text:style-name="P4"/>
      <text:p text:style-name="P4">///////////////////// </text:p>
      <text:p text:style-name="P4">// Забавные аспекты </text:p>
      <text:p text:style-name="P4">///////////////////// </text:p>
      <text:p text:style-name="P4"><text:soft-page-break/></text:p>
      <text:p text:style-name="P4">// Аспекты C++, которые могут удивить новичков (и некоторых ветеранов). </text:p>
      <text:p text:style-name="P4">// К сожалению, данный раздел очень нуждается в дополнении; так как C++ <text:span text:style-name="T21">- </text:span><text:span text:style-name="T22">один из лучших способов</text:span></text:p>
      <text:p text:style-name="P4">// доставить себе парочку неприятных моментов. </text:p>
      <text:p text:style-name="P4"/>
      <text:p text:style-name="P4">// <text:span text:style-name="T22">Вы можете корректировать методы секции</text:span> private! </text:p>
      <text:p text:style-name="P4"><text:span text:style-name="T14">class</text:span><text:span text:style-name="T15"> </text:span><text:span text:style-name="T19">Foo</text:span><text:span text:style-name="T15"> { </text:span></text:p>
      <text:p text:style-name="P4"><text:span text:style-name="T16"><text:tab/></text:span><text:span text:style-name="T14">virtual</text:span><text:span text:style-name="T15"> </text:span><text:span text:style-name="T19">void</text:span><text:span text:style-name="T15"> </text:span><text:span text:style-name="T17">bar</text:span><text:span text:style-name="T15">(); </text:span></text:p>
      <text:p text:style-name="P7">}; </text:p>
      <text:p text:style-name="P4"><text:span text:style-name="T14">class</text:span><text:span text:style-name="T15"> </text:span><text:span text:style-name="T19">FooSub</text:span><text:span text:style-name="T15"> </text:span><text:span text:style-name="T14">:</text:span><text:span text:style-name="T15"> </text:span><text:span text:style-name="T14">public</text:span><text:span text:style-name="T15"> </text:span><text:span text:style-name="T17">Foo</text:span><text:span text:style-name="T15"> { </text:span></text:p>
      <text:p text:style-name="P4"><text:span text:style-name="T16"><text:tab/></text:span><text:span text:style-name="T14">virtual</text:span><text:span text:style-name="T15"> </text:span><text:span text:style-name="T19">void</text:span><text:span text:style-name="T15"> </text:span><text:span text:style-name="T17">bar</text:span><text:span text:style-name="T15">(); </text:span>// Изменен Foo::bar! </text:p>
      <text:p text:style-name="P7">}; </text:p>
      <text:p text:style-name="P7"/>
      <text:p text:style-name="P4">// 0 == false == NULL (в большинстве случаев)! </text:p>
      <text:p text:style-name="P4"><text:span text:style-name="T17">bool</text:span><text:span text:style-name="T14">*</text:span><text:span text:style-name="T15"> </text:span><text:span text:style-name="T17">pt</text:span><text:span text:style-name="T15"> </text:span><text:span text:style-name="T14">=</text:span><text:span text:style-name="T15"> </text:span><text:span text:style-name="T14">new</text:span><text:span text:style-name="T15"> </text:span><text:span text:style-name="T17">bool</text:span><text:span text:style-name="T15">; </text:span></text:p>
      <text:p text:style-name="P4"><text:span text:style-name="T14">*</text:span><text:span text:style-name="T17">pt</text:span><text:span text:style-name="T15"> </text:span><text:span text:style-name="T14">=</text:span><text:span text:style-name="T15"> </text:span><text:span text:style-name="T20">0</text:span><text:span text:style-name="T15">; </text:span>// Установка <text:span text:style-name="T22">значения указателя</text:span> 'pt' на ложное. </text:p>
      <text:p text:style-name="P4"><text:span text:style-name="T17">pt</text:span><text:span text:style-name="T15"> </text:span><text:span text:style-name="T14">=</text:span><text:span text:style-name="T15"> </text:span><text:span text:style-name="T20">0</text:span><text:span text:style-name="T15">; </text:span>// Установка 'pt' на null-указатель. Обе строчки компилируются без <text:span text:style-name="T22">предупреждений</text:span>. </text:p>
      <text:p text:style-name="P4"/>
      <text:p text:style-name="P4">// nullptr может помочь в данном вопросе: </text:p>
      <text:p text:style-name="P4"><text:span text:style-name="T19">int</text:span><text:span text:style-name="T14">*</text:span><text:span text:style-name="T15"> </text:span><text:span text:style-name="T17">pt2</text:span><text:span text:style-name="T15"> </text:span><text:span text:style-name="T14">=</text:span><text:span text:style-name="T15"> </text:span><text:span text:style-name="T14">new</text:span><text:span text:style-name="T15"> </text:span><text:span text:style-name="T19">int</text:span><text:span text:style-name="T15">; </text:span></text:p>
      <text:p text:style-name="P4"><text:span text:style-name="T14">*</text:span><text:span text:style-name="T17">pt2</text:span><text:span text:style-name="T15"> </text:span><text:span text:style-name="T14">=</text:span><text:span text:style-name="T15"> </text:span><text:span text:style-name="T17">nullptr</text:span><text:span text:style-name="T15">; </text:span>// Не компилируется </text:p>
      <text:p text:style-name="P4"><text:span text:style-name="T17">pt2</text:span><text:span text:style-name="T15"> </text:span><text:span text:style-name="T14">=</text:span><text:span text:style-name="T15"> </text:span><text:span text:style-name="T17">nullptr</text:span><text:span text:style-name="T15">; </text:span>// Установка pt2 в null. </text:p>
      <text:p text:style-name="P4"/>
      <text:p text:style-name="P4">// Существует исключение для булевских значений. </text:p>
      <text:p text:style-name="P4">// Это позволяет вам тестировать null-указатели с помощью if(!ptr), </text:p>
      <text:p text:style-name="P4">// но как следствие вы можете присваивать nullptr булевское значение напрямую! </text:p>
      <text:p text:style-name="P4"><text:span text:style-name="T14">*</text:span><text:span text:style-name="T17">pt</text:span><text:span text:style-name="T15"> </text:span><text:span text:style-name="T14">=</text:span><text:span text:style-name="T15"> </text:span><text:span text:style-name="T17">nullptr</text:span><text:span text:style-name="T15">; </text:span>// Все еще скомпилируется, несмотря на то, что '*pt' имеет булевское значение! </text:p>
      <text:p text:style-name="P4"/>
      <text:p text:style-name="P4">// '=' != '=' != '='! </text:p>
      <text:p text:style-name="P4">// Вызов Foo::Foo(const Foo&amp;) или другого варианта (see move semantics) копирующего </text:p>
      <text:p text:style-name="P4">// конструктора. </text:p>
      <text:p text:style-name="P4"><text:span text:style-name="T17">Foo</text:span><text:span text:style-name="T15"> </text:span><text:span text:style-name="T17">f2</text:span><text:span text:style-name="T15">; </text:span></text:p>
      <text:p text:style-name="P4"><text:span text:style-name="T17">Foo</text:span><text:span text:style-name="T15"> </text:span><text:span text:style-name="T17">f1</text:span><text:span text:style-name="T15"> </text:span><text:span text:style-name="T14">=</text:span><text:span text:style-name="T15"> </text:span><text:span text:style-name="T17">f2</text:span><text:span text:style-name="T15">; </text:span></text:p>
      <text:p text:style-name="P7"><text:soft-page-break/></text:p>
      <text:p text:style-name="P4">// Вызов Foo::Foo(const Foo&amp;) или схожего варианта, но он только копирует часть 'Foo', принадлежащую </text:p>
      <text:p text:style-name="P4">// 'fooSub'. Все остальные члены 'fooSub' отбрасываются. Такое подчас </text:p>
      <text:p text:style-name="P4">// ужасное поведение называется "object slicing." </text:p>
      <text:p text:style-name="P4"><text:span text:style-name="T17">FooSub</text:span><text:span text:style-name="T15"> </text:span><text:span text:style-name="T17">fooSub</text:span><text:span text:style-name="T15">; </text:span></text:p>
      <text:p text:style-name="P4"><text:span text:style-name="T17">Foo</text:span><text:span text:style-name="T15"> </text:span><text:span text:style-name="T17">f1</text:span><text:span text:style-name="T15"> </text:span><text:span text:style-name="T14">=</text:span><text:span text:style-name="T15"> </text:span><text:span text:style-name="T17">fooSub</text:span><text:span text:style-name="T15">; </text:span></text:p>
      <text:p text:style-name="P7"/>
      <text:p text:style-name="P4">// Вызов Foo::operator=(Foo&amp;) или схожего варианта. </text:p>
      <text:p text:style-name="P4"><text:span text:style-name="T17">Foo</text:span><text:span text:style-name="T15"> </text:span><text:span text:style-name="T17">f1</text:span><text:span text:style-name="T15">; </text:span></text:p>
      <text:p text:style-name="P4"><text:span text:style-name="T17">f1</text:span><text:span text:style-name="T15"> </text:span><text:span text:style-name="T14">=</text:span><text:span text:style-name="T15"> </text:span><text:span text:style-name="T17">f2</text:span><text:span text:style-name="T15">; </text:span><text:line-break/></text:p>
      <text:p text:style-name="P4"/>
      <text:p text:style-name="P4">/////////////////////////////////////// </text:p>
      <text:p text:style-name="P4">// Кортежи (C++11 и выше) </text:p>
      <text:p text:style-name="P4">/////////////////////////////////////// </text:p>
      <text:p text:style-name="P8"/>
      <text:p text:style-name="P8">#include&lt;tuple&gt; </text:p>
      <text:p text:style-name="P8"/>
      <text:p text:style-name="P4">// <text:span text:style-name="T22">Принципиально, кортежи схожи со старыми структурами данным</text:span> (C-образные структуры), но отличаются тем, что вместо именования членов данных,</text:p>
      <text:p text:style-name="P4">// доступ к их элементам происходят по порядку в кортехе. </text:p>
      <text:p text:style-name="P4"/>
      <text:p text:style-name="P4">// Начнем с создания кортежа. </text:p>
      <text:p text:style-name="P4">// Помещаем значения в кортеж </text:p>
      <text:p text:style-name="P4"><text:span text:style-name="T14">auto</text:span><text:span text:style-name="T15"> </text:span><text:span text:style-name="T17">first</text:span><text:span text:style-name="T15"> </text:span><text:span text:style-name="T14">=</text:span><text:span text:style-name="T15"> </text:span><text:span text:style-name="T17">make_tuple</text:span><text:span text:style-name="T15">(</text:span><text:span text:style-name="T20">10</text:span><text:span text:style-name="T15">, </text:span><text:span text:style-name="T24">'A'</text:span><text:span text:style-name="T15">); </text:span></text:p>
      <text:p text:style-name="P4"><text:span text:style-name="T14">const</text:span><text:span text:style-name="T15"> </text:span><text:span text:style-name="T19">int</text:span><text:span text:style-name="T15"> </text:span><text:span text:style-name="T17">maxN</text:span><text:span text:style-name="T15"> </text:span><text:span text:style-name="T14">=</text:span><text:span text:style-name="T15"> </text:span><text:span text:style-name="T20">1e9</text:span><text:span text:style-name="T15">; </text:span></text:p>
      <text:p text:style-name="P4"><text:span text:style-name="T14">const</text:span><text:span text:style-name="T15"> </text:span><text:span text:style-name="T19">int</text:span><text:span text:style-name="T15"> </text:span><text:span text:style-name="T17">maxL</text:span><text:span text:style-name="T15"> </text:span><text:span text:style-name="T14">=</text:span><text:span text:style-name="T15"> </text:span><text:span text:style-name="T20">15</text:span><text:span text:style-name="T15">; </text:span></text:p>
      <text:p text:style-name="P4"><text:span text:style-name="T14">auto</text:span><text:span text:style-name="T15"> </text:span><text:span text:style-name="T17">second</text:span><text:span text:style-name="T15"> </text:span><text:span text:style-name="T14">=</text:span><text:span text:style-name="T15"> </text:span><text:span text:style-name="T17">make_tuple</text:span><text:span text:style-name="T15">(</text:span><text:span text:style-name="T17">maxN</text:span><text:span text:style-name="T15">, </text:span><text:span text:style-name="T17">maxL</text:span><text:span text:style-name="T15">); </text:span></text:p>
      <text:p text:style-name="P7"/>
      <text:p text:style-name="P4">// вывод элементов кортежа 'first' </text:p>
      <text:p text:style-name="P4"><text:span text:style-name="T17">cout</text:span><text:span text:style-name="T15"> </text:span><text:span text:style-name="T14">&lt;&lt;</text:span><text:span text:style-name="T15"> </text:span><text:span text:style-name="T17">get</text:span><text:span text:style-name="T14">&lt;</text:span><text:span text:style-name="T20">0</text:span><text:span text:style-name="T14">&gt;</text:span><text:span text:style-name="T15">(</text:span><text:span text:style-name="T17">first</text:span><text:span text:style-name="T15">) </text:span><text:span text:style-name="T14">&lt;&lt;</text:span><text:span text:style-name="T15"> </text:span><text:span text:style-name="T24">" "</text:span><text:span text:style-name="T15"> </text:span><text:span text:style-name="T14">&lt;&lt;</text:span><text:span text:style-name="T15"> </text:span><text:span text:style-name="T17">get</text:span><text:span text:style-name="T14">&lt;</text:span><text:span text:style-name="T20">1</text:span><text:span text:style-name="T14">&gt;</text:span><text:span text:style-name="T15">(</text:span><text:span text:style-name="T17">first</text:span><text:span text:style-name="T15">) </text:span><text:span text:style-name="T14">&lt;&lt;</text:span><text:span text:style-name="T15"> </text:span><text:span text:style-name="T24">"\n"</text:span><text:span text:style-name="T15">; </text:span>//вывод : 10 A </text:p>
      <text:p text:style-name="P4"/>
      <text:p text:style-name="P4">// Вывод элементов кортежа 'second' <text:s/></text:p>
      <text:p text:style-name="P4"><text:span text:style-name="T17">cout</text:span><text:span text:style-name="T15"> </text:span><text:span text:style-name="T14">&lt;&lt;</text:span><text:span text:style-name="T15"> </text:span><text:span text:style-name="T17">get</text:span><text:span text:style-name="T14">&lt;</text:span><text:span text:style-name="T20">0</text:span><text:span text:style-name="T14">&gt;</text:span><text:span text:style-name="T15">(</text:span><text:span text:style-name="T17">second</text:span><text:span text:style-name="T15">) </text:span><text:span text:style-name="T14">&lt;&lt;</text:span><text:span text:style-name="T15"> </text:span><text:span text:style-name="T24">" "</text:span><text:span text:style-name="T15"> </text:span><text:span text:style-name="T14">&lt;&lt;</text:span><text:span text:style-name="T15"> </text:span><text:span text:style-name="T17">get</text:span><text:span text:style-name="T14">&lt;</text:span><text:span text:style-name="T20">1</text:span><text:span text:style-name="T14">&gt;</text:span><text:span text:style-name="T15">(</text:span><text:span text:style-name="T17">second</text:span><text:span text:style-name="T15">) </text:span><text:span text:style-name="T14">&lt;&lt;</text:span><text:span text:style-name="T15"> </text:span><text:span text:style-name="T24">"\n"</text:span><text:span text:style-name="T15">; </text:span>// вывод: 1000000000 15 </text:p>
      <text:p text:style-name="P4">// распаковка кортежа в переменные </text:p>
      <text:p text:style-name="P14"><text:soft-page-break/></text:p>
      <text:p text:style-name="P4"><text:span text:style-name="T19">int</text:span><text:span text:style-name="T15"> </text:span><text:span text:style-name="T17">first_int</text:span><text:span text:style-name="T15">; </text:span></text:p>
      <text:p text:style-name="P4"><text:span text:style-name="T19">char</text:span><text:span text:style-name="T15"> </text:span><text:span text:style-name="T17">first_char</text:span><text:span text:style-name="T15">; </text:span></text:p>
      <text:p text:style-name="P4"><text:span text:style-name="T17">tie</text:span><text:span text:style-name="T15">(</text:span><text:span text:style-name="T17">first_int</text:span><text:span text:style-name="T15">, </text:span><text:span text:style-name="T17">first_char</text:span><text:span text:style-name="T15">) </text:span><text:span text:style-name="T14">=</text:span><text:span text:style-name="T15"> </text:span><text:span text:style-name="T17">first</text:span><text:span text:style-name="T15">; </text:span></text:p>
      <text:p text:style-name="P4"><text:span text:style-name="T17">cout</text:span><text:span text:style-name="T15"> </text:span><text:span text:style-name="T14">&lt;&lt;</text:span><text:span text:style-name="T15"> </text:span><text:span text:style-name="T17">first_int</text:span><text:span text:style-name="T15"> </text:span><text:span text:style-name="T14">&lt;&lt;</text:span><text:span text:style-name="T15"> </text:span><text:span text:style-name="T24">" "</text:span><text:span text:style-name="T15"> </text:span><text:span text:style-name="T14">&lt;&lt;</text:span><text:span text:style-name="T15"> </text:span><text:span text:style-name="T17">first_char</text:span><text:span text:style-name="T15"> </text:span><text:span text:style-name="T14">&lt;&lt;</text:span><text:span text:style-name="T15"> </text:span><text:span text:style-name="T24">"\n"</text:span><text:span text:style-name="T15">; </text:span>// вывод : 10 A </text:p>
      <text:p text:style-name="P4"/>
      <text:p text:style-name="P4">// Мы также можем создавать кортежи следующим образом. </text:p>
      <text:p text:style-name="P15"/>
      <text:p text:style-name="P4"><text:span text:style-name="T17">tuple</text:span><text:span text:style-name="T14">&lt;</text:span><text:span text:style-name="T19">int</text:span><text:span text:style-name="T15">, </text:span><text:span text:style-name="T19">char</text:span><text:span text:style-name="T15">, </text:span><text:span text:style-name="T19">double</text:span><text:span text:style-name="T14">&gt;</text:span><text:span text:style-name="T15"> </text:span><text:span text:style-name="T17">third</text:span><text:span text:style-name="T15">(</text:span><text:span text:style-name="T20">11</text:span><text:span text:style-name="T15">, </text:span><text:span text:style-name="T24">'A'</text:span><text:span text:style-name="T15">, </text:span><text:span text:style-name="T20">3.14141</text:span><text:span text:style-name="T15">); </text:span></text:p>
      <text:p text:style-name="P4">// tuple_size возвращает количество элементов в кортеже (в качестве constexpr) </text:p>
      <text:p text:style-name="P15"/>
      <text:p text:style-name="P4"><text:span text:style-name="T17">cout</text:span><text:span text:style-name="T15"> </text:span><text:span text:style-name="T14">&lt;&lt;</text:span><text:span text:style-name="T15"> </text:span><text:span text:style-name="T17">tuple_size</text:span><text:span text:style-name="T14">&lt;</text:span><text:span text:style-name="T17">decltype</text:span><text:span text:style-name="T15">(</text:span><text:span text:style-name="T17">third</text:span><text:span text:style-name="T15">)</text:span><text:span text:style-name="T14">&gt;::</text:span><text:span text:style-name="T17">value</text:span><text:span text:style-name="T15"> </text:span><text:span text:style-name="T14">&lt;&lt;</text:span><text:span text:style-name="T15"> </text:span><text:span text:style-name="T24">"\n"</text:span><text:span text:style-name="T15">; </text:span>// вывод: 3 </text:p>
      <text:p text:style-name="P4">// tuple_cat объединяет элементы всех в том же порядке. </text:p>
      <text:p text:style-name="P16"/>
      <text:p text:style-name="P4"><text:span text:style-name="T14">auto</text:span><text:span text:style-name="T15"> </text:span><text:span text:style-name="T17">concatenated_tuple</text:span><text:span text:style-name="T15"> </text:span><text:span text:style-name="T14">=</text:span><text:span text:style-name="T15"> </text:span><text:span text:style-name="T17">tuple_cat</text:span><text:span text:style-name="T15">(</text:span><text:span text:style-name="T17">first</text:span><text:span text:style-name="T15">, </text:span><text:span text:style-name="T17">second</text:span><text:span text:style-name="T15">, </text:span><text:span text:style-name="T17">third</text:span><text:span text:style-name="T15">); </text:span>// concatenated_tuple становится равным = (10, 'A', 1e9, 15, 11, 'A' ,3.14141) </text:p>
      <text:p text:style-name="P4"><text:span text:style-name="T17">cout</text:span><text:span text:style-name="T15"> </text:span><text:span text:style-name="T14">&lt;&lt;</text:span><text:span text:style-name="T15"> </text:span><text:span text:style-name="T17">get</text:span><text:span text:style-name="T14">&lt;</text:span><text:span text:style-name="T20">0</text:span><text:span text:style-name="T14">&gt;</text:span><text:span text:style-name="T15">(</text:span><text:span text:style-name="T17">concatenated_tuple</text:span><text:span text:style-name="T15">) </text:span><text:span text:style-name="T14">&lt;&lt;</text:span><text:span text:style-name="T15"> </text:span><text:span text:style-name="T24">"\n"</text:span><text:span text:style-name="T15">; </text:span>// вывод: 10 <text:span text:style-name="T17">cout</text:span><text:span text:style-name="T15"> </text:span><text:span text:style-name="T14">&lt;&lt;</text:span><text:span text:style-name="T15"> </text:span><text:span text:style-name="T17">get</text:span><text:span text:style-name="T14">&lt;</text:span><text:span text:style-name="T20">3</text:span><text:span text:style-name="T14">&gt;</text:span><text:span text:style-name="T15">(</text:span><text:span text:style-name="T17">concatenated_tuple</text:span><text:span text:style-name="T15">) </text:span><text:span text:style-name="T14">&lt;&lt;</text:span><text:span text:style-name="T15"> </text:span><text:span text:style-name="T24">"\n"</text:span><text:span text:style-name="T15">; </text:span>// вывод: 15 <text:span text:style-name="T17">cout</text:span><text:span text:style-name="T15"> </text:span><text:span text:style-name="T14">&lt;&lt;</text:span><text:span text:style-name="T15"> </text:span><text:span text:style-name="T17">get</text:span><text:span text:style-name="T14">&lt;</text:span><text:span text:style-name="T20">5</text:span><text:span text:style-name="T14">&gt;</text:span><text:span text:style-name="T15">(</text:span><text:span text:style-name="T17">concatenated_tuple</text:span><text:span text:style-name="T15">) </text:span><text:span text:style-name="T14">&lt;&lt;</text:span><text:span text:style-name="T15"> </text:span><text:span text:style-name="T24">"\n"</text:span><text:span text:style-name="T15">; </text:span>// вывод: 'A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Ubuntu Mono" svg:font-family="'Ubuntu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9T11:08:35.48</meta:creation-date>
    <dc:date>2016-03-14T16:38:13.82</dc:date>
    <meta:editing-duration>P4DT23H58M49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8" meta:paragraph-count="740" meta:word-count="4079" meta:character-count="28678"/>
  </office:meta>
</office:document-meta>
</file>